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cygibi_result" table:style-name="ta1">
        <table:shapes>
          <draw:frame draw:z-index="0" draw:style-name="gr1" draw:text-style-name="P1" svg:width="7.1728in" svg:height="4.1543in" svg:x="12.2319in" svg:y="0.5811in">
            <draw:object draw:notify-on-update-of-ranges="ancygibi_result.L6:ancygibi_result.L6 ancygibi_result.A3:ancygibi_result.A27 ancygibi_result.B1:ancygibi_result.B1 ancygibi_result.B3:ancygibi_result.B27 ancygibi_result.E1:ancygibi_result.E1 ancygibi_result.E3:ancygibi_result.E27 ancygibi_result.B30:ancygibi_result.B30 ancygibi_result.B32:ancygibi_result.B56 ancygibi_result.H30:ancygibi_result.H30 ancygibi_result.H32:ancygibi_result.H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213in" svg:height="3.9835in" svg:x="12.2083in" svg:y="5.2295in">
            <draw:object draw:notify-on-update-of-ranges="ancygibi_result.A3:ancygibi_result.A27 ancygibi_result.B73:ancygibi_result.B73 ancygibi_result.B75:ancygibi_result.B99 ancygibi_result.E73:ancygibi_result.E73 ancygibi_result.E75:ancygibi_result.E99 ancygibi_result.B102:ancygibi_result.B102 ancygibi_result.B104:ancygibi_result.B128 ancygibi_result.H102:ancygibi_result.H102 ancygibi_result.H104:ancygibi_result.H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492in" svg:height="4.1732in" svg:x="20.1449in" svg:y="0.6268in">
            <draw:object draw:notify-on-update-of-ranges="ancygibi_result.A3:ancygibi_result.A27 ancygibi_result.H1:ancygibi_result.H1 ancygibi_result.H3:ancygibi_result.H27 ancygibi_result.E30:ancygibi_result.E30 ancygibi_result.E32:ancygibi_result.E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1795in" svg:height="3.7657in" svg:x="20.25in" svg:y="5.2846in">
            <draw:object draw:notify-on-update-of-ranges="ancygibi_result.A3:ancygibi_result.A27 ancygibi_result.H73:ancygibi_result.H73 ancygibi_result.H75:ancygibi_result.H99 ancygibi_result.E102:ancygibi_result.E102 ancygibi_result.E104:ancygibi_result.E1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952in" svg:height="4.1055in" svg:x="8.048in" svg:y="23.6606in">
            <draw:object draw:notify-on-update-of-ranges="ancygibi_result.A3:ancygibi_result.A27 ancygibi_result.B133:ancygibi_result.B133 ancygibi_result.B134:ancygibi_result.B158 ancygibi_result.E133:ancygibi_result.E133 ancygibi_result.E134:ancygibi_result.E1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5803in" svg:height="4.4768in" svg:x="8.0248in" svg:y="28.4126in">
            <draw:object draw:notify-on-update-of-ranges="ancygibi_result.A3:ancygibi_result.A27 ancygibi_result.C133:ancygibi_result.C133 ancygibi_result.C134:ancygibi_result.C158 ancygibi_result.F133:ancygibi_result.F133 ancygibi_result.F134:ancygibi_result.F1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>
            <text:p>(A) TA Setup</text:p>
          </table:table-cell>
          <table:table-cell table:number-columns-repeated="2"/>
          <table:table-cell office:value-type="string" calcext:value-type="string">
            <text:p>(A) Extract Phase 1</text:p>
          </table:table-cell>
          <table:table-cell table:number-columns-repeated="2"/>
          <table:table-cell office:value-type="string" calcext:value-type="string">
            <text:p>(A) Extract Phas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mber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143" calcext:value-type="float">
            <text:p>0.011143</text:p>
          </table:table-cell>
          <table:table-cell office:value-type="float" office:value="0.011183" calcext:value-type="float">
            <text:p>0.011183</text:p>
          </table:table-cell>
          <table:table-cell office:value-type="float" office:value="24468818" calcext:value-type="float">
            <text:p>24468818</text:p>
          </table:table-cell>
          <table:table-cell office:value-type="float" office:value="0.009391" calcext:value-type="float">
            <text:p>0.009391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20609242" calcext:value-type="float">
            <text:p>20609242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0.008663" calcext:value-type="float">
            <text:p>0.008663</text:p>
          </table:table-cell>
          <table:table-cell office:value-type="float" office:value="19004300" calcext:value-type="float">
            <text:p>19004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23834424" calcext:value-type="float">
            <text:p>23834424</text:p>
          </table:table-cell>
          <table:table-cell office:value-type="float" office:value="0.009055" calcext:value-type="float">
            <text:p>0.009055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19884310" calcext:value-type="float">
            <text:p>19884310</text:p>
          </table:table-cell>
          <table:table-cell office:value-type="float" office:value="0.041796" calcext:value-type="float">
            <text:p>0.041796</text:p>
          </table:table-cell>
          <table:table-cell office:value-type="float" office:value="0.041821" calcext:value-type="float">
            <text:p>0.041821</text:p>
          </table:table-cell>
          <table:table-cell office:value-type="float" office:value="92218810" calcext:value-type="float">
            <text:p>922188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714" calcext:value-type="float">
            <text:p>0.010714</text:p>
          </table:table-cell>
          <table:table-cell office:value-type="float" office:value="0.010724" calcext:value-type="float">
            <text:p>0.010724</text:p>
          </table:table-cell>
          <table:table-cell office:value-type="float" office:value="23518976" calcext:value-type="float">
            <text:p>23518976</text:p>
          </table:table-cell>
          <table:table-cell office:value-type="float" office:value="0.009056" calcext:value-type="float">
            <text:p>0.009056</text:p>
          </table:table-cell>
          <table:table-cell office:value-type="float" office:value="0.009054" calcext:value-type="float">
            <text:p>0.009054</text:p>
          </table:table-cell>
          <table:table-cell office:value-type="float" office:value="19869374" calcext:value-type="float">
            <text:p>19869374</text:p>
          </table:table-cell>
          <table:table-cell office:value-type="float" office:value="0.083357" calcext:value-type="float">
            <text:p>0.083357</text:p>
          </table:table-cell>
          <table:table-cell office:value-type="float" office:value="0.083411" calcext:value-type="float">
            <text:p>0.083411</text:p>
          </table:table-cell>
          <table:table-cell office:value-type="float" office:value="184046894" calcext:value-type="float">
            <text:p>1840468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1086" calcext:value-type="float">
            <text:p>0.011086</text:p>
          </table:table-cell>
          <table:table-cell office:value-type="float" office:value="0.011099" calcext:value-type="float">
            <text:p>0.011099</text:p>
          </table:table-cell>
          <table:table-cell office:value-type="float" office:value="24339556" calcext:value-type="float">
            <text:p>2433955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20932448" calcext:value-type="float">
            <text:p>20932448</text:p>
          </table:table-cell>
          <table:table-cell office:value-type="float" office:value="0.126264" calcext:value-type="float">
            <text:p>0.126264</text:p>
          </table:table-cell>
          <table:table-cell office:value-type="float" office:value="0.126333" calcext:value-type="float">
            <text:p>0.126333</text:p>
          </table:table-cell>
          <table:table-cell office:value-type="float" office:value="278813290" calcext:value-type="float">
            <text:p>2788132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045" calcext:value-type="float">
            <text:p>0.011045</text:p>
          </table:table-cell>
          <table:table-cell office:value-type="float" office:value="0.011066" calcext:value-type="float">
            <text:p>0.011066</text:p>
          </table:table-cell>
          <table:table-cell office:value-type="float" office:value="24255622" calcext:value-type="float">
            <text:p>24255622</text:p>
          </table:table-cell>
          <table:table-cell office:value-type="float" office:value="0.009167" calcext:value-type="float">
            <text:p>0.009167</text:p>
          </table:table-cell>
          <table:table-cell office:value-type="float" office:value="0.009165" calcext:value-type="float">
            <text:p>0.009165</text:p>
          </table:table-cell>
          <table:table-cell office:value-type="float" office:value="20110404" calcext:value-type="float">
            <text:p>20110404</text:p>
          </table:table-cell>
          <table:table-cell office:value-type="float" office:value="0.167389" calcext:value-type="float">
            <text:p>0.167389</text:p>
          </table:table-cell>
          <table:table-cell office:value-type="float" office:value="0.167506" calcext:value-type="float">
            <text:p>0.167506</text:p>
          </table:table-cell>
          <table:table-cell office:value-type="float" office:value="369725952" calcext:value-type="float">
            <text:p>369725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0979" calcext:value-type="float">
            <text:p>0.010979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24086688" calcext:value-type="float">
            <text:p>24086688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0.009221" calcext:value-type="float">
            <text:p>0.009221</text:p>
          </table:table-cell>
          <table:table-cell office:value-type="float" office:value="20230908" calcext:value-type="float">
            <text:p>20230908</text:p>
          </table:table-cell>
          <table:table-cell office:value-type="float" office:value="0.209463" calcext:value-type="float">
            <text:p>0.209463</text:p>
          </table:table-cell>
          <table:table-cell office:value-type="float" office:value="0.209608" calcext:value-type="float">
            <text:p>0.209608</text:p>
          </table:table-cell>
          <table:table-cell office:value-type="float" office:value="462680966" calcext:value-type="float">
            <text:p>462680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0926" calcext:value-type="float">
            <text:p>0.010926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23950448" calcext:value-type="float">
            <text:p>23950448</text:p>
          </table:table-cell>
          <table:table-cell office:value-type="float" office:value="0.009159" calcext:value-type="float">
            <text:p>0.00915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20077744" calcext:value-type="float">
            <text:p>20077744</text:p>
          </table:table-cell>
          <table:table-cell office:value-type="float" office:value="0.25174" calcext:value-type="float">
            <text:p>0.25174</text:p>
          </table:table-cell>
          <table:table-cell office:value-type="float" office:value="0.251927" calcext:value-type="float">
            <text:p>0.251927</text:p>
          </table:table-cell>
          <table:table-cell office:value-type="float" office:value="556124448" calcext:value-type="float">
            <text:p>5561244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23836394" calcext:value-type="float">
            <text:p>2383639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156" calcext:value-type="float">
            <text:p>0.009156</text:p>
          </table:table-cell>
          <table:table-cell office:value-type="float" office:value="20092930" calcext:value-type="float">
            <text:p>20092930</text:p>
          </table:table-cell>
          <table:table-cell office:value-type="float" office:value="0.29163" calcext:value-type="float">
            <text:p>0.29163</text:p>
          </table:table-cell>
          <table:table-cell office:value-type="float" office:value="0.291859" calcext:value-type="float">
            <text:p>0.291859</text:p>
          </table:table-cell>
          <table:table-cell office:value-type="float" office:value="644293202" calcext:value-type="float">
            <text:p>6442932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076" calcext:value-type="float">
            <text:p>0.01107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24306112" calcext:value-type="float">
            <text:p>24306112</text:p>
          </table:table-cell>
          <table:table-cell office:value-type="float" office:value="0.009177" calcext:value-type="float">
            <text:p>0.009177</text:p>
          </table:table-cell>
          <table:table-cell office:value-type="float" office:value="0.009174" calcext:value-type="float">
            <text:p>0.009174</text:p>
          </table:table-cell>
          <table:table-cell office:value-type="float" office:value="20132220" calcext:value-type="float">
            <text:p>20132220</text:p>
          </table:table-cell>
          <table:table-cell office:value-type="float" office:value="0.336129" calcext:value-type="float">
            <text:p>0.336129</text:p>
          </table:table-cell>
          <table:table-cell office:value-type="float" office:value="0.336364" calcext:value-type="float">
            <text:p>0.336364</text:p>
          </table:table-cell>
          <table:table-cell office:value-type="float" office:value="742559152" calcext:value-type="float">
            <text:p>7425591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1147" calcext:value-type="float">
            <text:p>0.011147</text:p>
          </table:table-cell>
          <table:table-cell office:value-type="float" office:value="0.011156" calcext:value-type="float">
            <text:p>0.011156</text:p>
          </table:table-cell>
          <table:table-cell office:value-type="float" office:value="24461050" calcext:value-type="float">
            <text:p>24461050</text:p>
          </table:table-cell>
          <table:table-cell office:value-type="float" office:value="0.009296" calcext:value-type="float">
            <text:p>0.009296</text:p>
          </table:table-cell>
          <table:table-cell office:value-type="float" office:value="0.009288" calcext:value-type="float">
            <text:p>0.009288</text:p>
          </table:table-cell>
          <table:table-cell office:value-type="float" office:value="20384654" calcext:value-type="float">
            <text:p>20384654</text:p>
          </table:table-cell>
          <table:table-cell office:value-type="float" office:value="0.37796" calcext:value-type="float">
            <text:p>0.37796</text:p>
          </table:table-cell>
          <table:table-cell office:value-type="float" office:value="0.378224" calcext:value-type="float">
            <text:p>0.378224</text:p>
          </table:table-cell>
          <table:table-cell office:value-type="float" office:value="834985346" calcext:value-type="float">
            <text:p>8349853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0967" calcext:value-type="float">
            <text:p>0.010967</text:p>
          </table:table-cell>
          <table:table-cell office:value-type="float" office:value="24037438" calcext:value-type="float">
            <text:p>24037438</text:p>
          </table:table-cell>
          <table:table-cell office:value-type="float" office:value="0.009244" calcext:value-type="float">
            <text:p>0.009244</text:p>
          </table:table-cell>
          <table:table-cell office:value-type="float" office:value="0.009239" calcext:value-type="float">
            <text:p>0.009239</text:p>
          </table:table-cell>
          <table:table-cell office:value-type="float" office:value="20273636" calcext:value-type="float">
            <text:p>20273636</text:p>
          </table:table-cell>
          <table:table-cell office:value-type="float" office:value="0.420506" calcext:value-type="float">
            <text:p>0.420506</text:p>
          </table:table-cell>
          <table:table-cell office:value-type="float" office:value="0.420786" calcext:value-type="float">
            <text:p>0.420786</text:p>
          </table:table-cell>
          <table:table-cell office:value-type="float" office:value="928963892" calcext:value-type="float">
            <text:p>9289638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0.010892" calcext:value-type="float">
            <text:p>0.010892</text:p>
          </table:table-cell>
          <table:table-cell office:value-type="float" office:value="23872410" calcext:value-type="float">
            <text:p>23872410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20245392" calcext:value-type="float">
            <text:p>20245392</text:p>
          </table:table-cell>
          <table:table-cell office:value-type="float" office:value="0.461116" calcext:value-type="float">
            <text:p>0.461116</text:p>
          </table:table-cell>
          <table:table-cell office:value-type="float" office:value="0.461433" calcext:value-type="float">
            <text:p>0.461433</text:p>
          </table:table-cell>
          <table:table-cell office:value-type="float" office:value="1018711428" calcext:value-type="float">
            <text:p>10187114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0931" calcext:value-type="float">
            <text:p>0.010931</text:p>
          </table:table-cell>
          <table:table-cell office:value-type="float" office:value="0.010945" calcext:value-type="float">
            <text:p>0.010945</text:p>
          </table:table-cell>
          <table:table-cell office:value-type="float" office:value="23988512" calcext:value-type="float">
            <text:p>23988512</text:p>
          </table:table-cell>
          <table:table-cell office:value-type="float" office:value="0.009239" calcext:value-type="float">
            <text:p>0.009239</text:p>
          </table:table-cell>
          <table:table-cell office:value-type="float" office:value="0.009234" calcext:value-type="float">
            <text:p>0.009234</text:p>
          </table:table-cell>
          <table:table-cell office:value-type="float" office:value="20264236" calcext:value-type="float">
            <text:p>20264236</text:p>
          </table:table-cell>
          <table:table-cell office:value-type="float" office:value="0.506674" calcext:value-type="float">
            <text:p>0.506674</text:p>
          </table:table-cell>
          <table:table-cell office:value-type="float" office:value="0.507065" calcext:value-type="float">
            <text:p>0.507065</text:p>
          </table:table-cell>
          <table:table-cell office:value-type="float" office:value="1119466742" calcext:value-type="float">
            <text:p>11194667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1185" calcext:value-type="float">
            <text:p>0.011185</text:p>
          </table:table-cell>
          <table:table-cell office:value-type="float" office:value="0.011226" calcext:value-type="float">
            <text:p>0.011226</text:p>
          </table:table-cell>
          <table:table-cell office:value-type="float" office:value="24561402" calcext:value-type="float">
            <text:p>24561402</text:p>
          </table:table-cell>
          <table:table-cell office:value-type="float" office:value="0.009227" calcext:value-type="float">
            <text:p>0.009227</text:p>
          </table:table-cell>
          <table:table-cell office:value-type="float" office:value="0.009228" calcext:value-type="float">
            <text:p>0.009228</text:p>
          </table:table-cell>
          <table:table-cell office:value-type="float" office:value="20252740" calcext:value-type="float">
            <text:p>20252740</text:p>
          </table:table-cell>
          <table:table-cell office:value-type="float" office:value="0.548313" calcext:value-type="float">
            <text:p>0.548313</text:p>
          </table:table-cell>
          <table:table-cell office:value-type="float" office:value="0.548724" calcext:value-type="float">
            <text:p>0.548724</text:p>
          </table:table-cell>
          <table:table-cell office:value-type="float" office:value="1211413780" calcext:value-type="float">
            <text:p>12114137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0918" calcext:value-type="float">
            <text:p>0.010918</text:p>
          </table:table-cell>
          <table:table-cell office:value-type="float" office:value="0.010936" calcext:value-type="float">
            <text:p>0.010936</text:p>
          </table:table-cell>
          <table:table-cell office:value-type="float" office:value="23965118" calcext:value-type="float">
            <text:p>23965118</text:p>
          </table:table-cell>
          <table:table-cell office:value-type="float" office:value="0.009265" calcext:value-type="float">
            <text:p>0.009265</text:p>
          </table:table-cell>
          <table:table-cell office:value-type="float" office:value="0.009261" calcext:value-type="float">
            <text:p>0.009261</text:p>
          </table:table-cell>
          <table:table-cell office:value-type="float" office:value="20324234" calcext:value-type="float">
            <text:p>20324234</text:p>
          </table:table-cell>
          <table:table-cell office:value-type="float" office:value="0.586615" calcext:value-type="float">
            <text:p>0.586615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1296061274" calcext:value-type="float">
            <text:p>12960612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0967" calcext:value-type="float">
            <text:p>0.010967</text:p>
          </table:table-cell>
          <table:table-cell office:value-type="float" office:value="0.010986" calcext:value-type="float">
            <text:p>0.010986</text:p>
          </table:table-cell>
          <table:table-cell office:value-type="float" office:value="24080450" calcext:value-type="float">
            <text:p>24080450</text:p>
          </table:table-cell>
          <table:table-cell office:value-type="float" office:value="0.009439" calcext:value-type="float">
            <text:p>0.009439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20685526" calcext:value-type="float">
            <text:p>20685526</text:p>
          </table:table-cell>
          <table:table-cell office:value-type="float" office:value="0.628931" calcext:value-type="float">
            <text:p>0.628931</text:p>
          </table:table-cell>
          <table:table-cell office:value-type="float" office:value="0.629405" calcext:value-type="float">
            <text:p>0.629405</text:p>
          </table:table-cell>
          <table:table-cell office:value-type="float" office:value="1389593976" calcext:value-type="float">
            <text:p>1389593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0903" calcext:value-type="float">
            <text:p>0.010903</text:p>
          </table:table-cell>
          <table:table-cell office:value-type="float" office:value="0.010926" calcext:value-type="float">
            <text:p>0.010926</text:p>
          </table:table-cell>
          <table:table-cell office:value-type="float" office:value="23943800" calcext:value-type="float">
            <text:p>23943800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20205790" calcext:value-type="float">
            <text:p>20205790</text:p>
          </table:table-cell>
          <table:table-cell office:value-type="float" office:value="0.672278" calcext:value-type="float">
            <text:p>0.672278</text:p>
          </table:table-cell>
          <table:table-cell office:value-type="float" office:value="0.672763" calcext:value-type="float">
            <text:p>0.672763</text:p>
          </table:table-cell>
          <table:table-cell office:value-type="float" office:value="1485327748" calcext:value-type="float">
            <text:p>14853277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0868" calcext:value-type="float">
            <text:p>0.010868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23847246" calcext:value-type="float">
            <text:p>23847246</text:p>
          </table:table-cell>
          <table:table-cell table:number-columns-repeated="2" office:value-type="float" office:value="0.009337" calcext:value-type="float">
            <text:p>0.009337</text:p>
          </table:table-cell>
          <table:table-cell office:value-type="float" office:value="20493426" calcext:value-type="float">
            <text:p>20493426</text:p>
          </table:table-cell>
          <table:table-cell office:value-type="float" office:value="0.713162" calcext:value-type="float">
            <text:p>0.713162</text:p>
          </table:table-cell>
          <table:table-cell office:value-type="float" office:value="0.713684" calcext:value-type="float">
            <text:p>0.713684</text:p>
          </table:table-cell>
          <table:table-cell office:value-type="float" office:value="1575680524" calcext:value-type="float">
            <text:p>15756805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1149" calcext:value-type="float">
            <text:p>0.011149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24460586" calcext:value-type="float">
            <text:p>24460586</text:p>
          </table:table-cell>
          <table:table-cell office:value-type="float" office:value="0.009334" calcext:value-type="float">
            <text:p>0.009334</text:p>
          </table:table-cell>
          <table:table-cell office:value-type="float" office:value="0.009328" calcext:value-type="float">
            <text:p>0.009328</text:p>
          </table:table-cell>
          <table:table-cell office:value-type="float" office:value="20471404" calcext:value-type="float">
            <text:p>20471404</text:p>
          </table:table-cell>
          <table:table-cell office:value-type="float" office:value="0.755791" calcext:value-type="float">
            <text:p>0.755791</text:p>
          </table:table-cell>
          <table:table-cell office:value-type="float" office:value="0.756361" calcext:value-type="float">
            <text:p>0.756361</text:p>
          </table:table-cell>
          <table:table-cell office:value-type="float" office:value="1669906814" calcext:value-type="float">
            <text:p>16699068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1246" calcext:value-type="float">
            <text:p>0.011246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24672716" calcext:value-type="float">
            <text:p>24672716</text:p>
          </table:table-cell>
          <table:table-cell office:value-type="float" office:value="0.009299" calcext:value-type="float">
            <text:p>0.009299</text:p>
          </table:table-cell>
          <table:table-cell office:value-type="float" office:value="0.009294" calcext:value-type="float">
            <text:p>0.009294</text:p>
          </table:table-cell>
          <table:table-cell office:value-type="float" office:value="20394098" calcext:value-type="float">
            <text:p>20394098</text:p>
          </table:table-cell>
          <table:table-cell office:value-type="float" office:value="0.798546" calcext:value-type="float">
            <text:p>0.798546</text:p>
          </table:table-cell>
          <table:table-cell office:value-type="float" office:value="0.799168" calcext:value-type="float">
            <text:p>0.799168</text:p>
          </table:table-cell>
          <table:table-cell office:value-type="float" office:value="1764423752" calcext:value-type="float">
            <text:p>17644237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068" calcext:value-type="float">
            <text:p>0.011068</text:p>
          </table:table-cell>
          <table:table-cell office:value-type="float" office:value="0.011086" calcext:value-type="float">
            <text:p>0.011086</text:p>
          </table:table-cell>
          <table:table-cell office:value-type="float" office:value="24287232" calcext:value-type="float">
            <text:p>24287232</text:p>
          </table:table-cell>
          <table:table-cell office:value-type="float" office:value="0.009409" calcext:value-type="float">
            <text:p>0.009409</text:p>
          </table:table-cell>
          <table:table-cell office:value-type="float" office:value="0.009417" calcext:value-type="float">
            <text:p>0.009417</text:p>
          </table:table-cell>
          <table:table-cell office:value-type="float" office:value="20659634" calcext:value-type="float">
            <text:p>20659634</text:p>
          </table:table-cell>
          <table:table-cell office:value-type="float" office:value="0.842602" calcext:value-type="float">
            <text:p>0.842602</text:p>
          </table:table-cell>
          <table:table-cell office:value-type="float" office:value="0.843353" calcext:value-type="float">
            <text:p>0.843353</text:p>
          </table:table-cell>
          <table:table-cell office:value-type="float" office:value="1861982470" calcext:value-type="float">
            <text:p>18619824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1124" calcext:value-type="float">
            <text:p>0.011124</text:p>
          </table:table-cell>
          <table:table-cell office:value-type="float" office:value="0.011139" calcext:value-type="float">
            <text:p>0.011139</text:p>
          </table:table-cell>
          <table:table-cell office:value-type="float" office:value="24395620" calcext:value-type="float">
            <text:p>24395620</text:p>
          </table:table-cell>
          <table:table-cell office:value-type="float" office:value="0.009291" calcext:value-type="float">
            <text:p>0.009291</text:p>
          </table:table-cell>
          <table:table-cell office:value-type="float" office:value="0.009284" calcext:value-type="float">
            <text:p>0.009284</text:p>
          </table:table-cell>
          <table:table-cell office:value-type="float" office:value="20366314" calcext:value-type="float">
            <text:p>20366314</text:p>
          </table:table-cell>
          <table:table-cell office:value-type="float" office:value="0.889731" calcext:value-type="float">
            <text:p>0.889731</text:p>
          </table:table-cell>
          <table:table-cell office:value-type="float" office:value="0.890483" calcext:value-type="float">
            <text:p>0.890483</text:p>
          </table:table-cell>
          <table:table-cell office:value-type="float" office:value="1966045074" calcext:value-type="float">
            <text:p>19660450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0987" calcext:value-type="float">
            <text:p>0.010987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24136326" calcext:value-type="float">
            <text:p>24136326</text:p>
          </table:table-cell>
          <table:table-cell office:value-type="float" office:value="0.009194" calcext:value-type="float">
            <text:p>0.009194</text:p>
          </table:table-cell>
          <table:table-cell office:value-type="float" office:value="0.009197" calcext:value-type="float">
            <text:p>0.009197</text:p>
          </table:table-cell>
          <table:table-cell office:value-type="float" office:value="20179638" calcext:value-type="float">
            <text:p>20179638</text:p>
          </table:table-cell>
          <table:table-cell office:value-type="float" office:value="0.922287" calcext:value-type="float">
            <text:p>0.922287</text:p>
          </table:table-cell>
          <table:table-cell office:value-type="float" office:value="0.922983" calcext:value-type="float">
            <text:p>0.922983</text:p>
          </table:table-cell>
          <table:table-cell office:value-type="float" office:value="2037810452" calcext:value-type="float">
            <text:p>20378104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0967" calcext:value-type="float">
            <text:p>0.010967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24076684" calcext:value-type="float">
            <text:p>24076684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9195" calcext:value-type="float">
            <text:p>0.009195</text:p>
          </table:table-cell>
          <table:table-cell office:value-type="float" office:value="20175920" calcext:value-type="float">
            <text:p>20175920</text:p>
          </table:table-cell>
          <table:table-cell office:value-type="float" office:value="0.966012" calcext:value-type="float">
            <text:p>0.966012</text:p>
          </table:table-cell>
          <table:table-cell office:value-type="float" office:value="0.966743" calcext:value-type="float">
            <text:p>0.966743</text:p>
          </table:table-cell>
          <table:table-cell office:value-type="float" office:value="2134431906" calcext:value-type="float">
            <text:p>21344319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1173" calcext:value-type="float">
            <text:p>0.011173</text:p>
          </table:table-cell>
          <table:table-cell office:value-type="float" office:value="24481294" calcext:value-type="float">
            <text:p>24481294</text:p>
          </table:table-cell>
          <table:table-cell office:value-type="float" office:value="0.009273" calcext:value-type="float">
            <text:p>0.009273</text:p>
          </table:table-cell>
          <table:table-cell office:value-type="float" office:value="0.009276" calcext:value-type="float">
            <text:p>0.009276</text:p>
          </table:table-cell>
          <table:table-cell office:value-type="float" office:value="20346966" calcext:value-type="float">
            <text:p>20346966</text:p>
          </table:table-cell>
          <table:table-cell office:value-type="float" office:value="1.008982" calcext:value-type="float">
            <text:p>1.008982</text:p>
          </table:table-cell>
          <table:table-cell office:value-type="float" office:value="1.009723" calcext:value-type="float">
            <text:p>1.009723</text:p>
          </table:table-cell>
          <table:table-cell office:value-type="float" office:value="2229329304" calcext:value-type="float">
            <text:p>222932930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>
            <text:p>(A) Identification Phase 1</text:p>
          </table:table-cell>
          <table:table-cell table:number-columns-repeated="2"/>
          <table:table-cell office:value-type="string" calcext:value-type="string">
            <text:p>(A) Identification Phase 2</text:p>
          </table:table-cell>
          <table:table-cell table:number-columns-repeated="2"/>
          <table:table-cell office:value-type="string" calcext:value-type="string">
            <text:p>(A) Identification Phas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mber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317" calcext:value-type="float">
            <text:p>0.009317</text:p>
          </table:table-cell>
          <table:table-cell office:value-type="float" office:value="0.009318" calcext:value-type="float">
            <text:p>0.009318</text:p>
          </table:table-cell>
          <table:table-cell office:value-type="float" office:value="20445566" calcext:value-type="float">
            <text:p>20445566</text:p>
          </table:table-cell>
          <table:table-cell office:value-type="float" office:value="0.022351" calcext:value-type="float">
            <text:p>0.022351</text:p>
          </table:table-cell>
          <table:table-cell office:value-type="float" office:value="0.022362" calcext:value-type="float">
            <text:p>0.022362</text:p>
          </table:table-cell>
          <table:table-cell office:value-type="float" office:value="49253996" calcext:value-type="float">
            <text:p>49253996</text:p>
          </table:table-cell>
          <table:table-cell office:value-type="float" office:value="0.020583" calcext:value-type="float">
            <text:p>0.020583</text:p>
          </table:table-cell>
          <table:table-cell office:value-type="float" office:value="0.020588" calcext:value-type="float">
            <text:p>0.020588</text:p>
          </table:table-cell>
          <table:table-cell office:value-type="float" office:value="45332312" calcext:value-type="float">
            <text:p>45332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8934" calcext:value-type="float">
            <text:p>0.008934</text:p>
          </table:table-cell>
          <table:table-cell office:value-type="float" office:value="0.008927" calcext:value-type="float">
            <text:p>0.008927</text:p>
          </table:table-cell>
          <table:table-cell office:value-type="float" office:value="19587718" calcext:value-type="float">
            <text:p>19587718</text:p>
          </table:table-cell>
          <table:table-cell office:value-type="float" office:value="0.144019" calcext:value-type="float">
            <text:p>0.144019</text:p>
          </table:table-cell>
          <table:table-cell office:value-type="float" office:value="0.14413" calcext:value-type="float">
            <text:p>0.14413</text:p>
          </table:table-cell>
          <table:table-cell office:value-type="float" office:value="318116510" calcext:value-type="float">
            <text:p>318116510</text:p>
          </table:table-cell>
          <table:table-cell office:value-type="float" office:value="0.020572" calcext:value-type="float">
            <text:p>0.020572</text:p>
          </table:table-cell>
          <table:table-cell office:value-type="float" office:value="0.020573" calcext:value-type="float">
            <text:p>0.020573</text:p>
          </table:table-cell>
          <table:table-cell office:value-type="float" office:value="45297934" calcext:value-type="float">
            <text:p>452979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9049" calcext:value-type="float">
            <text:p>0.009049</text:p>
          </table:table-cell>
          <table:table-cell office:value-type="float" office:value="19856628" calcext:value-type="float">
            <text:p>19856628</text:p>
          </table:table-cell>
          <table:table-cell office:value-type="float" office:value="0.297848" calcext:value-type="float">
            <text:p>0.297848</text:p>
          </table:table-cell>
          <table:table-cell office:value-type="float" office:value="0.298064" calcext:value-type="float">
            <text:p>0.298064</text:p>
          </table:table-cell>
          <table:table-cell office:value-type="float" office:value="658001772" calcext:value-type="float">
            <text:p>658001772</text:p>
          </table:table-cell>
          <table:table-cell office:value-type="float" office:value="0.020459" calcext:value-type="float">
            <text:p>0.020459</text:p>
          </table:table-cell>
          <table:table-cell office:value-type="float" office:value="0.020464" calcext:value-type="float">
            <text:p>0.020464</text:p>
          </table:table-cell>
          <table:table-cell office:value-type="float" office:value="45061656" calcext:value-type="float">
            <text:p>45061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20119652" calcext:value-type="float">
            <text:p>20119652</text:p>
          </table:table-cell>
          <table:table-cell office:value-type="float" office:value="0.453894" calcext:value-type="float">
            <text:p>0.453894</text:p>
          </table:table-cell>
          <table:table-cell office:value-type="float" office:value="0.454184" calcext:value-type="float">
            <text:p>0.454184</text:p>
          </table:table-cell>
          <table:table-cell office:value-type="float" office:value="1002709626" calcext:value-type="float">
            <text:p>1002709626</text:p>
          </table:table-cell>
          <table:table-cell office:value-type="float" office:value="0.020807" calcext:value-type="float">
            <text:p>0.020807</text:p>
          </table:table-cell>
          <table:table-cell office:value-type="float" office:value="0.020816" calcext:value-type="float">
            <text:p>0.020816</text:p>
          </table:table-cell>
          <table:table-cell office:value-type="float" office:value="45831438" calcext:value-type="float">
            <text:p>458314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185" calcext:value-type="float">
            <text:p>0.009185</text:p>
          </table:table-cell>
          <table:table-cell office:value-type="float" office:value="0.009194" calcext:value-type="float">
            <text:p>0.009194</text:p>
          </table:table-cell>
          <table:table-cell office:value-type="float" office:value="20172290" calcext:value-type="float">
            <text:p>20172290</text:p>
          </table:table-cell>
          <table:table-cell office:value-type="float" office:value="0.604104" calcext:value-type="float">
            <text:p>0.604104</text:p>
          </table:table-cell>
          <table:table-cell office:value-type="float" office:value="0.60452" calcext:value-type="float">
            <text:p>0.60452</text:p>
          </table:table-cell>
          <table:table-cell office:value-type="float" office:value="1334648716" calcext:value-type="float">
            <text:p>1334648716</text:p>
          </table:table-cell>
          <table:table-cell table:number-columns-repeated="2" office:value-type="float" office:value="0.02047" calcext:value-type="float">
            <text:p>0.02047</text:p>
          </table:table-cell>
          <table:table-cell office:value-type="float" office:value="45068796" calcext:value-type="float">
            <text:p>450687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009146" calcext:value-type="float">
            <text:p>0.009146</text:p>
          </table:table-cell>
          <table:table-cell office:value-type="float" office:value="20066252" calcext:value-type="float">
            <text:p>20066252</text:p>
          </table:table-cell>
          <table:table-cell office:value-type="float" office:value="0.758612" calcext:value-type="float">
            <text:p>0.758612</text:p>
          </table:table-cell>
          <table:table-cell office:value-type="float" office:value="0.759099" calcext:value-type="float">
            <text:p>0.759099</text:p>
          </table:table-cell>
          <table:table-cell office:value-type="float" office:value="1675960628" calcext:value-type="float">
            <text:p>1675960628</text:p>
          </table:table-cell>
          <table:table-cell office:value-type="float" office:value="0.020528" calcext:value-type="float">
            <text:p>0.020528</text:p>
          </table:table-cell>
          <table:table-cell office:value-type="float" office:value="0.020554" calcext:value-type="float">
            <text:p>0.020554</text:p>
          </table:table-cell>
          <table:table-cell office:value-type="float" office:value="45195252" calcext:value-type="float">
            <text:p>451952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9097" calcext:value-type="float">
            <text:p>0.009097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19952676" calcext:value-type="float">
            <text:p>19952676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912957" calcext:value-type="float">
            <text:p>0.912957</text:p>
          </table:table-cell>
          <table:table-cell office:value-type="float" office:value="2015682074" calcext:value-type="float">
            <text:p>2015682074</text:p>
          </table:table-cell>
          <table:table-cell office:value-type="float" office:value="0.020511" calcext:value-type="float">
            <text:p>0.020511</text:p>
          </table:table-cell>
          <table:table-cell office:value-type="float" office:value="0.020518" calcext:value-type="float">
            <text:p>0.020518</text:p>
          </table:table-cell>
          <table:table-cell office:value-type="float" office:value="45139006" calcext:value-type="float">
            <text:p>451390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0.009176" calcext:value-type="float">
            <text:p>0.009176</text:p>
          </table:table-cell>
          <table:table-cell office:value-type="float" office:value="20100376" calcext:value-type="float">
            <text:p>20100376</text:p>
          </table:table-cell>
          <table:table-cell office:value-type="float" office:value="1.062948" calcext:value-type="float">
            <text:p>1.062948</text:p>
          </table:table-cell>
          <table:table-cell office:value-type="float" office:value="1.063691" calcext:value-type="float">
            <text:p>1.063691</text:p>
          </table:table-cell>
          <table:table-cell office:value-type="float" office:value="2348509302" calcext:value-type="float">
            <text:p>2348509302</text:p>
          </table:table-cell>
          <table:table-cell table:number-columns-repeated="2" office:value-type="float" office:value="0.020372" calcext:value-type="float">
            <text:p>0.020372</text:p>
          </table:table-cell>
          <table:table-cell office:value-type="float" office:value="44854448" calcext:value-type="float">
            <text:p>448544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009148" calcext:value-type="float">
            <text:p>0.009148</text:p>
          </table:table-cell>
          <table:table-cell office:value-type="float" office:value="20073942" calcext:value-type="float">
            <text:p>20073942</text:p>
          </table:table-cell>
          <table:table-cell office:value-type="float" office:value="1.220845" calcext:value-type="float">
            <text:p>1.220845</text:p>
          </table:table-cell>
          <table:table-cell office:value-type="float" office:value="1.221544" calcext:value-type="float">
            <text:p>1.221544</text:p>
          </table:table-cell>
          <table:table-cell office:value-type="float" office:value="2697044022" calcext:value-type="float">
            <text:p>2697044022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0.020415" calcext:value-type="float">
            <text:p>0.020415</text:p>
          </table:table-cell>
          <table:table-cell office:value-type="float" office:value="44943966" calcext:value-type="float">
            <text:p>449439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0.009269" calcext:value-type="float">
            <text:p>0.009269</text:p>
          </table:table-cell>
          <table:table-cell office:value-type="float" office:value="20342560" calcext:value-type="float">
            <text:p>20342560</text:p>
          </table:table-cell>
          <table:table-cell office:value-type="float" office:value="1.372207" calcext:value-type="float">
            <text:p>1.372207</text:p>
          </table:table-cell>
          <table:table-cell office:value-type="float" office:value="1.37302" calcext:value-type="float">
            <text:p>1.37302</text:p>
          </table:table-cell>
          <table:table-cell office:value-type="float" office:value="3031504332" calcext:value-type="float">
            <text:p>3031504332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0.020357" calcext:value-type="float">
            <text:p>0.020357</text:p>
          </table:table-cell>
          <table:table-cell office:value-type="float" office:value="44819036" calcext:value-type="float">
            <text:p>44819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257" calcext:value-type="float">
            <text:p>0.009257</text:p>
          </table:table-cell>
          <table:table-cell office:value-type="float" office:value="0.009254" calcext:value-type="float">
            <text:p>0.009254</text:p>
          </table:table-cell>
          <table:table-cell office:value-type="float" office:value="20305018" calcext:value-type="float">
            <text:p>20305018</text:p>
          </table:table-cell>
          <table:table-cell office:value-type="float" office:value="1.525886" calcext:value-type="float">
            <text:p>1.525886</text:p>
          </table:table-cell>
          <table:table-cell office:value-type="float" office:value="1.526825" calcext:value-type="float">
            <text:p>1.526825</text:p>
          </table:table-cell>
          <table:table-cell office:value-type="float" office:value="3371104346" calcext:value-type="float">
            <text:p>3371104346</text:p>
          </table:table-cell>
          <table:table-cell office:value-type="float" office:value="0.020453" calcext:value-type="float">
            <text:p>0.020453</text:p>
          </table:table-cell>
          <table:table-cell office:value-type="float" office:value="0.020454" calcext:value-type="float">
            <text:p>0.020454</text:p>
          </table:table-cell>
          <table:table-cell office:value-type="float" office:value="45031832" calcext:value-type="float">
            <text:p>450318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238" calcext:value-type="float">
            <text:p>0.009238</text:p>
          </table:table-cell>
          <table:table-cell office:value-type="float" office:value="0.009249" calcext:value-type="float">
            <text:p>0.009249</text:p>
          </table:table-cell>
          <table:table-cell office:value-type="float" office:value="20253406" calcext:value-type="float">
            <text:p>20253406</text:p>
          </table:table-cell>
          <table:table-cell office:value-type="float" office:value="1.680059" calcext:value-type="float">
            <text:p>1.680059</text:p>
          </table:table-cell>
          <table:table-cell office:value-type="float" office:value="1.681051" calcext:value-type="float">
            <text:p>1.681051</text:p>
          </table:table-cell>
          <table:table-cell office:value-type="float" office:value="3711635810" calcext:value-type="float">
            <text:p>3711635810</text:p>
          </table:table-cell>
          <table:table-cell office:value-type="float" office:value="0.020475" calcext:value-type="float">
            <text:p>0.020475</text:p>
          </table:table-cell>
          <table:table-cell office:value-type="float" office:value="0.020483" calcext:value-type="float">
            <text:p>0.020483</text:p>
          </table:table-cell>
          <table:table-cell office:value-type="float" office:value="45098232" calcext:value-type="float">
            <text:p>450982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09263" calcext:value-type="float">
            <text:p>0.009263</text:p>
          </table:table-cell>
          <table:table-cell office:value-type="float" office:value="20323144" calcext:value-type="float">
            <text:p>20323144</text:p>
          </table:table-cell>
          <table:table-cell office:value-type="float" office:value="1.832671" calcext:value-type="float">
            <text:p>1.832671</text:p>
          </table:table-cell>
          <table:table-cell office:value-type="float" office:value="1.833715" calcext:value-type="float">
            <text:p>1.833715</text:p>
          </table:table-cell>
          <table:table-cell office:value-type="float" office:value="4048719170" calcext:value-type="float">
            <text:p>4048719170</text:p>
          </table:table-cell>
          <table:table-cell office:value-type="float" office:value="0.021051" calcext:value-type="float">
            <text:p>0.021051</text:p>
          </table:table-cell>
          <table:table-cell office:value-type="float" office:value="0.021049" calcext:value-type="float">
            <text:p>0.021049</text:p>
          </table:table-cell>
          <table:table-cell office:value-type="float" office:value="46312200" calcext:value-type="float">
            <text:p>46312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0.009162" calcext:value-type="float">
            <text:p>0.009162</text:p>
          </table:table-cell>
          <table:table-cell office:value-type="float" office:value="20101666" calcext:value-type="float">
            <text:p>20101666</text:p>
          </table:table-cell>
          <table:table-cell office:value-type="float" office:value="1.990845" calcext:value-type="float">
            <text:p>1.990845</text:p>
          </table:table-cell>
          <table:table-cell office:value-type="float" office:value="1.991977" calcext:value-type="float">
            <text:p>1.991977</text:p>
          </table:table-cell>
          <table:table-cell office:value-type="float" office:value="4398163440" calcext:value-type="float">
            <text:p>439816344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0498" calcext:value-type="float">
            <text:p>0.020498</text:p>
          </table:table-cell>
          <table:table-cell office:value-type="float" office:value="45132962" calcext:value-type="float">
            <text:p>451329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9088" calcext:value-type="float">
            <text:p>0.009088</text:p>
          </table:table-cell>
          <table:table-cell office:value-type="float" office:value="0.009085" calcext:value-type="float">
            <text:p>0.009085</text:p>
          </table:table-cell>
          <table:table-cell office:value-type="float" office:value="19933060" calcext:value-type="float">
            <text:p>19933060</text:p>
          </table:table-cell>
          <table:table-cell office:value-type="float" office:value="2.140212" calcext:value-type="float">
            <text:p>2.140212</text:p>
          </table:table-cell>
          <table:table-cell office:value-type="float" office:value="2.141452" calcext:value-type="float">
            <text:p>2.141452</text:p>
          </table:table-cell>
          <table:table-cell office:value-type="float" office:value="4728204634" calcext:value-type="float">
            <text:p>4728204634</text:p>
          </table:table-cell>
          <table:table-cell office:value-type="float" office:value="0.020544" calcext:value-type="float">
            <text:p>0.020544</text:p>
          </table:table-cell>
          <table:table-cell office:value-type="float" office:value="0.020547" calcext:value-type="float">
            <text:p>0.020547</text:p>
          </table:table-cell>
          <table:table-cell office:value-type="float" office:value="45238918" calcext:value-type="float">
            <text:p>452389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9203" calcext:value-type="float">
            <text:p>0.009203</text:p>
          </table:table-cell>
          <table:table-cell office:value-type="float" office:value="0.009205" calcext:value-type="float">
            <text:p>0.009205</text:p>
          </table:table-cell>
          <table:table-cell office:value-type="float" office:value="20201020" calcext:value-type="float">
            <text:p>20201020</text:p>
          </table:table-cell>
          <table:table-cell office:value-type="float" office:value="2.289781" calcext:value-type="float">
            <text:p>2.289781</text:p>
          </table:table-cell>
          <table:table-cell office:value-type="float" office:value="2.290991" calcext:value-type="float">
            <text:p>2.290991</text:p>
          </table:table-cell>
          <table:table-cell office:value-type="float" office:value="5058387110" calcext:value-type="float">
            <text:p>5058387110</text:p>
          </table:table-cell>
          <table:table-cell office:value-type="float" office:value="0.020369" calcext:value-type="float">
            <text:p>0.020369</text:p>
          </table:table-cell>
          <table:table-cell office:value-type="float" office:value="0.020367" calcext:value-type="float">
            <text:p>0.020367</text:p>
          </table:table-cell>
          <table:table-cell office:value-type="float" office:value="44846402" calcext:value-type="float">
            <text:p>448464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228" calcext:value-type="float">
            <text:p>0.009228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20235356" calcext:value-type="float">
            <text:p>20235356</text:p>
          </table:table-cell>
          <table:table-cell office:value-type="float" office:value="2.448489" calcext:value-type="float">
            <text:p>2.448489</text:p>
          </table:table-cell>
          <table:table-cell office:value-type="float" office:value="2.449881" calcext:value-type="float">
            <text:p>2.449881</text:p>
          </table:table-cell>
          <table:table-cell office:value-type="float" office:value="5409219876" calcext:value-type="float">
            <text:p>5409219876</text:p>
          </table:table-cell>
          <table:table-cell office:value-type="float" office:value="0.020676" calcext:value-type="float">
            <text:p>0.020676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45500366" calcext:value-type="float">
            <text:p>455003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9231" calcext:value-type="float">
            <text:p>0.009231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20245384" calcext:value-type="float">
            <text:p>20245384</text:p>
          </table:table-cell>
          <table:table-cell office:value-type="float" office:value="2.599777" calcext:value-type="float">
            <text:p>2.599777</text:p>
          </table:table-cell>
          <table:table-cell office:value-type="float" office:value="2.601197" calcext:value-type="float">
            <text:p>2.601197</text:p>
          </table:table-cell>
          <table:table-cell office:value-type="float" office:value="5743322426" calcext:value-type="float">
            <text:p>5743322426</text:p>
          </table:table-cell>
          <table:table-cell office:value-type="float" office:value="0.020498" calcext:value-type="float">
            <text:p>0.020498</text:p>
          </table:table-cell>
          <table:table-cell office:value-type="float" office:value="0.020507" calcext:value-type="float">
            <text:p>0.020507</text:p>
          </table:table-cell>
          <table:table-cell office:value-type="float" office:value="45151970" calcext:value-type="float">
            <text:p>451519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9377" calcext:value-type="float">
            <text:p>0.009377</text:p>
          </table:table-cell>
          <table:table-cell office:value-type="float" office:value="0.009374" calcext:value-type="float">
            <text:p>0.009374</text:p>
          </table:table-cell>
          <table:table-cell office:value-type="float" office:value="20536450" calcext:value-type="float">
            <text:p>20536450</text:p>
          </table:table-cell>
          <table:table-cell office:value-type="float" office:value="2.755096" calcext:value-type="float">
            <text:p>2.755096</text:p>
          </table:table-cell>
          <table:table-cell office:value-type="float" office:value="2.756668" calcext:value-type="float">
            <text:p>2.756668</text:p>
          </table:table-cell>
          <table:table-cell office:value-type="float" office:value="6086594252" calcext:value-type="float">
            <text:p>6086594252</text:p>
          </table:table-cell>
          <table:table-cell office:value-type="float" office:value="0.020466" calcext:value-type="float">
            <text:p>0.020466</text:p>
          </table:table-cell>
          <table:table-cell office:value-type="float" office:value="0.020473" calcext:value-type="float">
            <text:p>0.020473</text:p>
          </table:table-cell>
          <table:table-cell office:value-type="float" office:value="45069942" calcext:value-type="float">
            <text:p>450699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9159" calcext:value-type="float">
            <text:p>0.009159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20093234" calcext:value-type="float">
            <text:p>20093234</text:p>
          </table:table-cell>
          <table:table-cell office:value-type="float" office:value="2.913242" calcext:value-type="float">
            <text:p>2.913242</text:p>
          </table:table-cell>
          <table:table-cell office:value-type="float" office:value="2.914843" calcext:value-type="float">
            <text:p>2.914843</text:p>
          </table:table-cell>
          <table:table-cell office:value-type="float" office:value="6435845742" calcext:value-type="float">
            <text:p>6435845742</text:p>
          </table:table-cell>
          <table:table-cell office:value-type="float" office:value="0.020487" calcext:value-type="float">
            <text:p>0.020487</text:p>
          </table:table-cell>
          <table:table-cell office:value-type="float" office:value="0.020486" calcext:value-type="float">
            <text:p>0.020486</text:p>
          </table:table-cell>
          <table:table-cell office:value-type="float" office:value="45101856" calcext:value-type="float">
            <text:p>451018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302" calcext:value-type="float">
            <text:p>0.009302</text:p>
          </table:table-cell>
          <table:table-cell office:value-type="float" office:value="0.009298" calcext:value-type="float">
            <text:p>0.009298</text:p>
          </table:table-cell>
          <table:table-cell office:value-type="float" office:value="20396244" calcext:value-type="float">
            <text:p>20396244</text:p>
          </table:table-cell>
          <table:table-cell office:value-type="float" office:value="3.079883" calcext:value-type="float">
            <text:p>3.079883</text:p>
          </table:table-cell>
          <table:table-cell office:value-type="float" office:value="3.081761" calcext:value-type="float">
            <text:p>3.081761</text:p>
          </table:table-cell>
          <table:table-cell office:value-type="float" office:value="6804394248" calcext:value-type="float">
            <text:p>6804394248</text:p>
          </table:table-cell>
          <table:table-cell office:value-type="float" office:value="0.020653" calcext:value-type="float">
            <text:p>0.020653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45454240" calcext:value-type="float">
            <text:p>454542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9286" calcext:value-type="float">
            <text:p>0.009286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20378320" calcext:value-type="float">
            <text:p>20378320</text:p>
          </table:table-cell>
          <table:table-cell office:value-type="float" office:value="3.243633" calcext:value-type="float">
            <text:p>3.243633</text:p>
          </table:table-cell>
          <table:table-cell office:value-type="float" office:value="3.245727" calcext:value-type="float">
            <text:p>3.245727</text:p>
          </table:table-cell>
          <table:table-cell office:value-type="float" office:value="7166431056" calcext:value-type="float">
            <text:p>7166431056</text:p>
          </table:table-cell>
          <table:table-cell table:number-columns-repeated="2" office:value-type="float" office:value="0.020663" calcext:value-type="float">
            <text:p>0.020663</text:p>
          </table:table-cell>
          <table:table-cell office:value-type="float" office:value="45484070" calcext:value-type="float">
            <text:p>454840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9195" calcext:value-type="float">
            <text:p>0.009195</text:p>
          </table:table-cell>
          <table:table-cell office:value-type="float" office:value="0.009187" calcext:value-type="float">
            <text:p>0.009187</text:p>
          </table:table-cell>
          <table:table-cell office:value-type="float" office:value="20155216" calcext:value-type="float">
            <text:p>20155216</text:p>
          </table:table-cell>
          <table:table-cell office:value-type="float" office:value="3.364844" calcext:value-type="float">
            <text:p>3.364844</text:p>
          </table:table-cell>
          <table:table-cell office:value-type="float" office:value="3.366699" calcext:value-type="float">
            <text:p>3.366699</text:p>
          </table:table-cell>
          <table:table-cell office:value-type="float" office:value="7433546530" calcext:value-type="float">
            <text:p>7433546530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20527" calcext:value-type="float">
            <text:p>0.020527</text:p>
          </table:table-cell>
          <table:table-cell office:value-type="float" office:value="45189776" calcext:value-type="float">
            <text:p>451897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9309" calcext:value-type="float">
            <text:p>0.009309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20424490" calcext:value-type="float">
            <text:p>20424490</text:p>
          </table:table-cell>
          <table:table-cell office:value-type="float" office:value="3.518372" calcext:value-type="float">
            <text:p>3.518372</text:p>
          </table:table-cell>
          <table:table-cell office:value-type="float" office:value="3.520323" calcext:value-type="float">
            <text:p>3.520323</text:p>
          </table:table-cell>
          <table:table-cell office:value-type="float" office:value="7772751624" calcext:value-type="float">
            <text:p>7772751624</text:p>
          </table:table-cell>
          <table:table-cell office:value-type="float" office:value="0.020462" calcext:value-type="float">
            <text:p>0.020462</text:p>
          </table:table-cell>
          <table:table-cell office:value-type="float" office:value="0.020454" calcext:value-type="float">
            <text:p>0.020454</text:p>
          </table:table-cell>
          <table:table-cell office:value-type="float" office:value="45027510" calcext:value-type="float">
            <text:p>450275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9214" calcext:value-type="float">
            <text:p>0.009214</text:p>
          </table:table-cell>
          <table:table-cell office:value-type="float" office:value="0.009213" calcext:value-type="float">
            <text:p>0.009213</text:p>
          </table:table-cell>
          <table:table-cell office:value-type="float" office:value="20212908" calcext:value-type="float">
            <text:p>20212908</text:p>
          </table:table-cell>
          <table:table-cell office:value-type="float" office:value="3.673682" calcext:value-type="float">
            <text:p>3.673682</text:p>
          </table:table-cell>
          <table:table-cell office:value-type="float" office:value="3.675635" calcext:value-type="float">
            <text:p>3.675635</text:p>
          </table:table-cell>
          <table:table-cell office:value-type="float" office:value="8115674682" calcext:value-type="float">
            <text:p>8115674682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0441" calcext:value-type="float">
            <text:p>0.020441</text:p>
          </table:table-cell>
          <table:table-cell office:value-type="float" office:value="45001956" calcext:value-type="float">
            <text:p>45001956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>
            <text:p>(B) TA Setup</text:p>
          </table:table-cell>
          <table:table-cell table:number-columns-repeated="2"/>
          <table:table-cell office:value-type="string" calcext:value-type="string">
            <text:p>(B) Extract Phase 1</text:p>
          </table:table-cell>
          <table:table-cell table:number-columns-repeated="2"/>
          <table:table-cell office:value-type="string" calcext:value-type="string">
            <text:p>(B) Extract Phas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mber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9789" calcext:value-type="float">
            <text:p>0.219789</text:p>
          </table:table-cell>
          <table:table-cell office:value-type="float" office:value="0.220026" calcext:value-type="float">
            <text:p>0.220026</text:p>
          </table:table-cell>
          <table:table-cell office:value-type="float" office:value="0" calcext:value-type="float">
            <text:p>0</text:p>
          </table:table-cell>
          <table:table-cell office:value-type="float" office:value="0.180036" calcext:value-type="float">
            <text:p>0.180036</text:p>
          </table:table-cell>
          <table:table-cell office:value-type="float" office:value="0.180041" calcext:value-type="float">
            <text:p>0.180041</text:p>
          </table:table-cell>
          <table:table-cell office:value-type="float" office:value="0" calcext:value-type="float">
            <text:p>0</text:p>
          </table:table-cell>
          <table:table-cell office:value-type="float" office:value="0.175578" calcext:value-type="float">
            <text:p>0.175578</text:p>
          </table:table-cell>
          <table:table-cell office:value-type="float" office:value="0.175639" calcext:value-type="float">
            <text:p>0.17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852" calcext:value-type="float">
            <text:p>0.21852</text:p>
          </table:table-cell>
          <table:table-cell office:value-type="float" office:value="0.218633" calcext:value-type="float">
            <text:p>0.218633</text:p>
          </table:table-cell>
          <table:table-cell office:value-type="float" office:value="0" calcext:value-type="float">
            <text:p>0</text:p>
          </table:table-cell>
          <table:table-cell office:value-type="float" office:value="0.17978" calcext:value-type="float">
            <text:p>0.17978</text:p>
          </table:table-cell>
          <table:table-cell office:value-type="float" office:value="0.179749" calcext:value-type="float">
            <text:p>0.179749</text:p>
          </table:table-cell>
          <table:table-cell office:value-type="float" office:value="0" calcext:value-type="float">
            <text:p>0</text:p>
          </table:table-cell>
          <table:table-cell office:value-type="float" office:value="0.872998" calcext:value-type="float">
            <text:p>0.872998</text:p>
          </table:table-cell>
          <table:table-cell office:value-type="float" office:value="0.873341" calcext:value-type="float">
            <text:p>0.87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9502" calcext:value-type="float">
            <text:p>0.219502</text:p>
          </table:table-cell>
          <table:table-cell office:value-type="float" office:value="0.219718" calcext:value-type="float">
            <text:p>0.219718</text:p>
          </table:table-cell>
          <table:table-cell office:value-type="float" office:value="0" calcext:value-type="float">
            <text:p>0</text:p>
          </table:table-cell>
          <table:table-cell office:value-type="float" office:value="0.180125" calcext:value-type="float">
            <text:p>0.180125</text:p>
          </table:table-cell>
          <table:table-cell office:value-type="float" office:value="0.180206" calcext:value-type="float">
            <text:p>0.180206</text:p>
          </table:table-cell>
          <table:table-cell office:value-type="float" office:value="0" calcext:value-type="float">
            <text:p>0</text:p>
          </table:table-cell>
          <table:table-cell office:value-type="float" office:value="1.751526" calcext:value-type="float">
            <text:p>1.751526</text:p>
          </table:table-cell>
          <table:table-cell office:value-type="float" office:value="1.752666" calcext:value-type="float">
            <text:p>1.75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9256" calcext:value-type="float">
            <text:p>0.219256</text:p>
          </table:table-cell>
          <table:table-cell office:value-type="float" office:value="0.219608" calcext:value-type="float">
            <text:p>0.219608</text:p>
          </table:table-cell>
          <table:table-cell office:value-type="float" office:value="0" calcext:value-type="float">
            <text:p>0</text:p>
          </table:table-cell>
          <table:table-cell office:value-type="float" office:value="0.179888" calcext:value-type="float">
            <text:p>0.179888</text:p>
          </table:table-cell>
          <table:table-cell office:value-type="float" office:value="0.180043" calcext:value-type="float">
            <text:p>0.180043</text:p>
          </table:table-cell>
          <table:table-cell office:value-type="float" office:value="0" calcext:value-type="float">
            <text:p>0</text:p>
          </table:table-cell>
          <table:table-cell office:value-type="float" office:value="2.624579" calcext:value-type="float">
            <text:p>2.624579</text:p>
          </table:table-cell>
          <table:table-cell office:value-type="float" office:value="2.626351" calcext:value-type="float">
            <text:p>2.626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9846" calcext:value-type="float">
            <text:p>0.219846</text:p>
          </table:table-cell>
          <table:table-cell office:value-type="float" office:value="0.220124" calcext:value-type="float">
            <text:p>0.220124</text:p>
          </table:table-cell>
          <table:table-cell office:value-type="float" office:value="0" calcext:value-type="float">
            <text:p>0</text:p>
          </table:table-cell>
          <table:table-cell office:value-type="float" office:value="0.180214" calcext:value-type="float">
            <text:p>0.180214</text:p>
          </table:table-cell>
          <table:table-cell office:value-type="float" office:value="0.180242" calcext:value-type="float">
            <text:p>0.180242</text:p>
          </table:table-cell>
          <table:table-cell office:value-type="float" office:value="0" calcext:value-type="float">
            <text:p>0</text:p>
          </table:table-cell>
          <table:table-cell office:value-type="float" office:value="3.492512" calcext:value-type="float">
            <text:p>3.492512</text:p>
          </table:table-cell>
          <table:table-cell office:value-type="float" office:value="3.494465" calcext:value-type="float">
            <text:p>3.494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20356" calcext:value-type="float">
            <text:p>0.220356</text:p>
          </table:table-cell>
          <table:table-cell office:value-type="float" office:value="0.22066" calcext:value-type="float">
            <text:p>0.22066</text:p>
          </table:table-cell>
          <table:table-cell office:value-type="float" office:value="0" calcext:value-type="float">
            <text:p>0</text:p>
          </table:table-cell>
          <table:table-cell office:value-type="float" office:value="0.180772" calcext:value-type="float">
            <text:p>0.180772</text:p>
          </table:table-cell>
          <table:table-cell office:value-type="float" office:value="0.180861" calcext:value-type="float">
            <text:p>0.180861</text:p>
          </table:table-cell>
          <table:table-cell office:value-type="float" office:value="0" calcext:value-type="float">
            <text:p>0</text:p>
          </table:table-cell>
          <table:table-cell office:value-type="float" office:value="4.367675" calcext:value-type="float">
            <text:p>4.367675</text:p>
          </table:table-cell>
          <table:table-cell office:value-type="float" office:value="4.370143" calcext:value-type="float">
            <text:p>4.37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21118" calcext:value-type="float">
            <text:p>0.221118</text:p>
          </table:table-cell>
          <table:table-cell office:value-type="float" office:value="0.221488" calcext:value-type="float">
            <text:p>0.221488</text:p>
          </table:table-cell>
          <table:table-cell office:value-type="float" office:value="0" calcext:value-type="float">
            <text:p>0</text:p>
          </table:table-cell>
          <table:table-cell office:value-type="float" office:value="0.181397" calcext:value-type="float">
            <text:p>0.181397</text:p>
          </table:table-cell>
          <table:table-cell office:value-type="float" office:value="0.181635" calcext:value-type="float">
            <text:p>0.181635</text:p>
          </table:table-cell>
          <table:table-cell office:value-type="float" office:value="0" calcext:value-type="float">
            <text:p>0</text:p>
          </table:table-cell>
          <table:table-cell office:value-type="float" office:value="5.248204" calcext:value-type="float">
            <text:p>5.248204</text:p>
          </table:table-cell>
          <table:table-cell office:value-type="float" office:value="5.251144" calcext:value-type="float">
            <text:p>5.25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149" calcext:value-type="float">
            <text:p>0.22149</text:p>
          </table:table-cell>
          <table:table-cell office:value-type="float" office:value="0.221832" calcext:value-type="float">
            <text:p>0.221832</text:p>
          </table:table-cell>
          <table:table-cell office:value-type="float" office:value="0" calcext:value-type="float">
            <text:p>0</text:p>
          </table:table-cell>
          <table:table-cell office:value-type="float" office:value="0.181039" calcext:value-type="float">
            <text:p>0.181039</text:p>
          </table:table-cell>
          <table:table-cell office:value-type="float" office:value="0.181304" calcext:value-type="float">
            <text:p>0.181304</text:p>
          </table:table-cell>
          <table:table-cell office:value-type="float" office:value="0" calcext:value-type="float">
            <text:p>0</text:p>
          </table:table-cell>
          <table:table-cell office:value-type="float" office:value="6.114829" calcext:value-type="float">
            <text:p>6.114829</text:p>
          </table:table-cell>
          <table:table-cell office:value-type="float" office:value="6.119007" calcext:value-type="float">
            <text:p>6.119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2006" calcext:value-type="float">
            <text:p>0.222006</text:p>
          </table:table-cell>
          <table:table-cell office:value-type="float" office:value="0.222461" calcext:value-type="float">
            <text:p>0.222461</text:p>
          </table:table-cell>
          <table:table-cell office:value-type="float" office:value="0" calcext:value-type="float">
            <text:p>0</text:p>
          </table:table-cell>
          <table:table-cell office:value-type="float" office:value="0.182198" calcext:value-type="float">
            <text:p>0.182198</text:p>
          </table:table-cell>
          <table:table-cell office:value-type="float" office:value="0.182438" calcext:value-type="float">
            <text:p>0.182438</text:p>
          </table:table-cell>
          <table:table-cell office:value-type="float" office:value="0" calcext:value-type="float">
            <text:p>0</text:p>
          </table:table-cell>
          <table:table-cell office:value-type="float" office:value="6.997895" calcext:value-type="float">
            <text:p>6.997895</text:p>
          </table:table-cell>
          <table:table-cell office:value-type="float" office:value="7.002083" calcext:value-type="float">
            <text:p>7.00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22946" calcext:value-type="float">
            <text:p>0.222946</text:p>
          </table:table-cell>
          <table:table-cell office:value-type="float" office:value="0.223461" calcext:value-type="float">
            <text:p>0.223461</text:p>
          </table:table-cell>
          <table:table-cell office:value-type="float" office:value="0" calcext:value-type="float">
            <text:p>0</text:p>
          </table:table-cell>
          <table:table-cell office:value-type="float" office:value="0.18162" calcext:value-type="float">
            <text:p>0.18162</text:p>
          </table:table-cell>
          <table:table-cell office:value-type="float" office:value="0.181861" calcext:value-type="float">
            <text:p>0.181861</text:p>
          </table:table-cell>
          <table:table-cell office:value-type="float" office:value="0" calcext:value-type="float">
            <text:p>0</text:p>
          </table:table-cell>
          <table:table-cell office:value-type="float" office:value="7.852045" calcext:value-type="float">
            <text:p>7.852045</text:p>
          </table:table-cell>
          <table:table-cell office:value-type="float" office:value="7.85746" calcext:value-type="float">
            <text:p>7.8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3294" calcext:value-type="float">
            <text:p>0.223294</text:p>
          </table:table-cell>
          <table:table-cell office:value-type="float" office:value="0.223923" calcext:value-type="float">
            <text:p>0.223923</text:p>
          </table:table-cell>
          <table:table-cell office:value-type="float" office:value="0" calcext:value-type="float">
            <text:p>0</text:p>
          </table:table-cell>
          <table:table-cell office:value-type="float" office:value="0.18277" calcext:value-type="float">
            <text:p>0.18277</text:p>
          </table:table-cell>
          <table:table-cell office:value-type="float" office:value="0.183027" calcext:value-type="float">
            <text:p>0.183027</text:p>
          </table:table-cell>
          <table:table-cell office:value-type="float" office:value="0" calcext:value-type="float">
            <text:p>0</text:p>
          </table:table-cell>
          <table:table-cell office:value-type="float" office:value="8.757648" calcext:value-type="float">
            <text:p>8.757648</text:p>
          </table:table-cell>
          <table:table-cell office:value-type="float" office:value="8.762908" calcext:value-type="float">
            <text:p>8.76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22872" calcext:value-type="float">
            <text:p>0.222872</text:p>
          </table:table-cell>
          <table:table-cell office:value-type="float" office:value="0.223339" calcext:value-type="float">
            <text:p>0.223339</text:p>
          </table:table-cell>
          <table:table-cell office:value-type="float" office:value="0" calcext:value-type="float">
            <text:p>0</text:p>
          </table:table-cell>
          <table:table-cell office:value-type="float" office:value="0.182309" calcext:value-type="float">
            <text:p>0.182309</text:p>
          </table:table-cell>
          <table:table-cell office:value-type="float" office:value="0.182522" calcext:value-type="float">
            <text:p>0.182522</text:p>
          </table:table-cell>
          <table:table-cell office:value-type="float" office:value="0" calcext:value-type="float">
            <text:p>0</text:p>
          </table:table-cell>
          <table:table-cell office:value-type="float" office:value="9.597404" calcext:value-type="float">
            <text:p>9.597404</text:p>
          </table:table-cell>
          <table:table-cell office:value-type="float" office:value="9.603161" calcext:value-type="float">
            <text:p>9.60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24391" calcext:value-type="float">
            <text:p>0.224391</text:p>
          </table:table-cell>
          <table:table-cell office:value-type="float" office:value="0.225146" calcext:value-type="float">
            <text:p>0.225146</text:p>
          </table:table-cell>
          <table:table-cell office:value-type="float" office:value="0" calcext:value-type="float">
            <text:p>0</text:p>
          </table:table-cell>
          <table:table-cell office:value-type="float" office:value="0.183113" calcext:value-type="float">
            <text:p>0.183113</text:p>
          </table:table-cell>
          <table:table-cell office:value-type="float" office:value="0.183366" calcext:value-type="float">
            <text:p>0.183366</text:p>
          </table:table-cell>
          <table:table-cell office:value-type="float" office:value="0" calcext:value-type="float">
            <text:p>0</text:p>
          </table:table-cell>
          <table:table-cell office:value-type="float" office:value="10.504806" calcext:value-type="float">
            <text:p>10.504806</text:p>
          </table:table-cell>
          <table:table-cell office:value-type="float" office:value="10.511417" calcext:value-type="float">
            <text:p>10.51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24424" calcext:value-type="float">
            <text:p>0.224424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" calcext:value-type="float">
            <text:p>0</text:p>
          </table:table-cell>
          <table:table-cell office:value-type="float" office:value="0.182651" calcext:value-type="float">
            <text:p>0.182651</text:p>
          </table:table-cell>
          <table:table-cell office:value-type="float" office:value="0.183088" calcext:value-type="float">
            <text:p>0.183088</text:p>
          </table:table-cell>
          <table:table-cell office:value-type="float" office:value="0" calcext:value-type="float">
            <text:p>0</text:p>
          </table:table-cell>
          <table:table-cell office:value-type="float" office:value="11.349377" calcext:value-type="float">
            <text:p>11.349377</text:p>
          </table:table-cell>
          <table:table-cell office:value-type="float" office:value="11.357381" calcext:value-type="float">
            <text:p>11.357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25016" calcext:value-type="float">
            <text:p>0.225016</text:p>
          </table:table-cell>
          <table:table-cell office:value-type="float" office:value="0.225622" calcext:value-type="float">
            <text:p>0.225622</text:p>
          </table:table-cell>
          <table:table-cell office:value-type="float" office:value="0" calcext:value-type="float">
            <text:p>0</text:p>
          </table:table-cell>
          <table:table-cell office:value-type="float" office:value="0.183611" calcext:value-type="float">
            <text:p>0.183611</text:p>
          </table:table-cell>
          <table:table-cell office:value-type="float" office:value="0.183979" calcext:value-type="float">
            <text:p>0.183979</text:p>
          </table:table-cell>
          <table:table-cell office:value-type="float" office:value="0" calcext:value-type="float">
            <text:p>0</text:p>
          </table:table-cell>
          <table:table-cell office:value-type="float" office:value="12.245822" calcext:value-type="float">
            <text:p>12.245822</text:p>
          </table:table-cell>
          <table:table-cell office:value-type="float" office:value="12.252812" calcext:value-type="float">
            <text:p>12.25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25196" calcext:value-type="float">
            <text:p>0.225196</text:p>
          </table:table-cell>
          <table:table-cell office:value-type="float" office:value="0.225816" calcext:value-type="float">
            <text:p>0.225816</text:p>
          </table:table-cell>
          <table:table-cell office:value-type="float" office:value="0" calcext:value-type="float">
            <text:p>0</text:p>
          </table:table-cell>
          <table:table-cell office:value-type="float" office:value="0.183425" calcext:value-type="float">
            <text:p>0.183425</text:p>
          </table:table-cell>
          <table:table-cell office:value-type="float" office:value="0.183746" calcext:value-type="float">
            <text:p>0.183746</text:p>
          </table:table-cell>
          <table:table-cell office:value-type="float" office:value="0" calcext:value-type="float">
            <text:p>0</text:p>
          </table:table-cell>
          <table:table-cell office:value-type="float" office:value="13.082488" calcext:value-type="float">
            <text:p>13.082488</text:p>
          </table:table-cell>
          <table:table-cell office:value-type="float" office:value="13.090585" calcext:value-type="float">
            <text:p>13.09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25499" calcext:value-type="float">
            <text:p>0.225499</text:p>
          </table:table-cell>
          <table:table-cell office:value-type="float" office:value="0.226104" calcext:value-type="float">
            <text:p>0.226104</text:p>
          </table:table-cell>
          <table:table-cell office:value-type="float" office:value="0" calcext:value-type="float">
            <text:p>0</text:p>
          </table:table-cell>
          <table:table-cell office:value-type="float" office:value="0.183853" calcext:value-type="float">
            <text:p>0.183853</text:p>
          </table:table-cell>
          <table:table-cell office:value-type="float" office:value="0.184377" calcext:value-type="float">
            <text:p>0.184377</text:p>
          </table:table-cell>
          <table:table-cell office:value-type="float" office:value="0" calcext:value-type="float">
            <text:p>0</text:p>
          </table:table-cell>
          <table:table-cell office:value-type="float" office:value="13.994661" calcext:value-type="float">
            <text:p>13.994661</text:p>
          </table:table-cell>
          <table:table-cell office:value-type="float" office:value="14.002831" calcext:value-type="float">
            <text:p>14.00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2593" calcext:value-type="float">
            <text:p>0.22593</text:p>
          </table:table-cell>
          <table:table-cell office:value-type="float" office:value="0.226737" calcext:value-type="float">
            <text:p>0.226737</text:p>
          </table:table-cell>
          <table:table-cell office:value-type="float" office:value="0" calcext:value-type="float">
            <text:p>0</text:p>
          </table:table-cell>
          <table:table-cell office:value-type="float" office:value="0.183489" calcext:value-type="float">
            <text:p>0.183489</text:p>
          </table:table-cell>
          <table:table-cell office:value-type="float" office:value="0.183929" calcext:value-type="float">
            <text:p>0.183929</text:p>
          </table:table-cell>
          <table:table-cell office:value-type="float" office:value="0" calcext:value-type="float">
            <text:p>0</text:p>
          </table:table-cell>
          <table:table-cell office:value-type="float" office:value="14.822185" calcext:value-type="float">
            <text:p>14.822185</text:p>
          </table:table-cell>
          <table:table-cell office:value-type="float" office:value="14.831783" calcext:value-type="float">
            <text:p>14.83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26495" calcext:value-type="float">
            <text:p>0.226495</text:p>
          </table:table-cell>
          <table:table-cell office:value-type="float" office:value="0.227245" calcext:value-type="float">
            <text:p>0.227245</text:p>
          </table:table-cell>
          <table:table-cell office:value-type="float" office:value="0" calcext:value-type="float">
            <text:p>0</text:p>
          </table:table-cell>
          <table:table-cell office:value-type="float" office:value="0.183926" calcext:value-type="float">
            <text:p>0.183926</text:p>
          </table:table-cell>
          <table:table-cell office:value-type="float" office:value="0.184409" calcext:value-type="float">
            <text:p>0.184409</text:p>
          </table:table-cell>
          <table:table-cell office:value-type="float" office:value="0" calcext:value-type="float">
            <text:p>0</text:p>
          </table:table-cell>
          <table:table-cell office:value-type="float" office:value="15.713061" calcext:value-type="float">
            <text:p>15.713061</text:p>
          </table:table-cell>
          <table:table-cell office:value-type="float" office:value="15.722913" calcext:value-type="float">
            <text:p>15.72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26346" calcext:value-type="float">
            <text:p>0.226346</text:p>
          </table:table-cell>
          <table:table-cell office:value-type="float" office:value="0.227264" calcext:value-type="float">
            <text:p>0.227264</text:p>
          </table:table-cell>
          <table:table-cell office:value-type="float" office:value="0" calcext:value-type="float">
            <text:p>0</text:p>
          </table:table-cell>
          <table:table-cell office:value-type="float" office:value="0.183731" calcext:value-type="float">
            <text:p>0.183731</text:p>
          </table:table-cell>
          <table:table-cell office:value-type="float" office:value="0.184048" calcext:value-type="float">
            <text:p>0.184048</text:p>
          </table:table-cell>
          <table:table-cell office:value-type="float" office:value="0" calcext:value-type="float">
            <text:p>0</text:p>
          </table:table-cell>
          <table:table-cell office:value-type="float" office:value="16.575114" calcext:value-type="float">
            <text:p>16.575114</text:p>
          </table:table-cell>
          <table:table-cell office:value-type="float" office:value="16.585631" calcext:value-type="float">
            <text:p>16.585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634" calcext:value-type="float">
            <text:p>0.22634</text:p>
          </table:table-cell>
          <table:table-cell office:value-type="float" office:value="0.226853" calcext:value-type="float">
            <text:p>0.226853</text:p>
          </table:table-cell>
          <table:table-cell office:value-type="float" office:value="0" calcext:value-type="float">
            <text:p>0</text:p>
          </table:table-cell>
          <table:table-cell office:value-type="float" office:value="0.184032" calcext:value-type="float">
            <text:p>0.184032</text:p>
          </table:table-cell>
          <table:table-cell office:value-type="float" office:value="0.184692" calcext:value-type="float">
            <text:p>0.184692</text:p>
          </table:table-cell>
          <table:table-cell office:value-type="float" office:value="0" calcext:value-type="float">
            <text:p>0</text:p>
          </table:table-cell>
          <table:table-cell office:value-type="float" office:value="17.452139" calcext:value-type="float">
            <text:p>17.452139</text:p>
          </table:table-cell>
          <table:table-cell office:value-type="float" office:value="17.463598" calcext:value-type="float">
            <text:p>17.463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7436" calcext:value-type="float">
            <text:p>0.227436</text:p>
          </table:table-cell>
          <table:table-cell office:value-type="float" office:value="0.228098" calcext:value-type="float">
            <text:p>0.228098</text:p>
          </table:table-cell>
          <table:table-cell office:value-type="float" office:value="0" calcext:value-type="float">
            <text:p>0</text:p>
          </table:table-cell>
          <table:table-cell office:value-type="float" office:value="0.184169" calcext:value-type="float">
            <text:p>0.184169</text:p>
          </table:table-cell>
          <table:table-cell office:value-type="float" office:value="0.184898" calcext:value-type="float">
            <text:p>0.184898</text:p>
          </table:table-cell>
          <table:table-cell office:value-type="float" office:value="0" calcext:value-type="float">
            <text:p>0</text:p>
          </table:table-cell>
          <table:table-cell office:value-type="float" office:value="18.325758" calcext:value-type="float">
            <text:p>18.325758</text:p>
          </table:table-cell>
          <table:table-cell office:value-type="float" office:value="18.338148" calcext:value-type="float">
            <text:p>18.33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27748" calcext:value-type="float">
            <text:p>0.227748</text:p>
          </table:table-cell>
          <table:table-cell office:value-type="float" office:value="0.228672" calcext:value-type="float">
            <text:p>0.228672</text:p>
          </table:table-cell>
          <table:table-cell office:value-type="float" office:value="0" calcext:value-type="float">
            <text:p>0</text:p>
          </table:table-cell>
          <table:table-cell office:value-type="float" office:value="0.184491" calcext:value-type="float">
            <text:p>0.184491</text:p>
          </table:table-cell>
          <table:table-cell office:value-type="float" office:value="0.185104" calcext:value-type="float">
            <text:p>0.185104</text:p>
          </table:table-cell>
          <table:table-cell office:value-type="float" office:value="0" calcext:value-type="float">
            <text:p>0</text:p>
          </table:table-cell>
          <table:table-cell office:value-type="float" office:value="19.228456" calcext:value-type="float">
            <text:p>19.228456</text:p>
          </table:table-cell>
          <table:table-cell office:value-type="float" office:value="19.240219" calcext:value-type="float">
            <text:p>19.24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27941" calcext:value-type="float">
            <text:p>0.227941</text:p>
          </table:table-cell>
          <table:table-cell office:value-type="float" office:value="0.228899" calcext:value-type="float">
            <text:p>0.228899</text:p>
          </table:table-cell>
          <table:table-cell office:value-type="float" office:value="0" calcext:value-type="float">
            <text:p>0</text:p>
          </table:table-cell>
          <table:table-cell office:value-type="float" office:value="0.183946" calcext:value-type="float">
            <text:p>0.183946</text:p>
          </table:table-cell>
          <table:table-cell office:value-type="float" office:value="0.184451" calcext:value-type="float">
            <text:p>0.184451</text:p>
          </table:table-cell>
          <table:table-cell office:value-type="float" office:value="0" calcext:value-type="float">
            <text:p>0</text:p>
          </table:table-cell>
          <table:table-cell office:value-type="float" office:value="20.081615" calcext:value-type="float">
            <text:p>20.081615</text:p>
          </table:table-cell>
          <table:table-cell office:value-type="float" office:value="20.093574" calcext:value-type="float">
            <text:p>20.09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2721" calcext:value-type="float">
            <text:p>0.22721</text:p>
          </table:table-cell>
          <table:table-cell office:value-type="float" office:value="0.228163" calcext:value-type="float">
            <text:p>0.228163</text:p>
          </table:table-cell>
          <table:table-cell office:value-type="float" office:value="0" calcext:value-type="float">
            <text:p>0</text:p>
          </table:table-cell>
          <table:table-cell office:value-type="float" office:value="0.183688" calcext:value-type="float">
            <text:p>0.183688</text:p>
          </table:table-cell>
          <table:table-cell office:value-type="float" office:value="0.184313" calcext:value-type="float">
            <text:p>0.184313</text:p>
          </table:table-cell>
          <table:table-cell office:value-type="float" office:value="0" calcext:value-type="float">
            <text:p>0</text:p>
          </table:table-cell>
          <table:table-cell office:value-type="float" office:value="20.918607" calcext:value-type="float">
            <text:p>20.918607</text:p>
          </table:table-cell>
          <table:table-cell office:value-type="float" office:value="20.930334" calcext:value-type="float">
            <text:p>20.93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>
            <text:p>(B) Identification Phase 1</text:p>
          </table:table-cell>
          <table:table-cell table:number-columns-repeated="2"/>
          <table:table-cell office:value-type="string" calcext:value-type="string">
            <text:p>(B) Identification Phase 2</text:p>
          </table:table-cell>
          <table:table-cell table:number-columns-repeated="2"/>
          <table:table-cell office:value-type="string" calcext:value-type="string">
            <text:p>(B) Identification Phas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mber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  <table:table-cell office:value-type="string" calcext:value-type="string">
            <text:p>CTIME (ms)</text:p>
          </table:table-cell>
          <table:table-cell office:value-type="string" calcext:value-type="string">
            <text:p>WTIME (ms)</text:p>
          </table:table-cell>
          <table:table-cell office:value-type="string" calcext:value-type="string">
            <text:p>CYCLES (mil.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199" calcext:value-type="float">
            <text:p>0.179199</text:p>
          </table:table-cell>
          <table:table-cell office:value-type="float" office:value="0.179212" calcext:value-type="float">
            <text:p>0.179212</text:p>
          </table:table-cell>
          <table:table-cell office:value-type="float" office:value="0" calcext:value-type="float">
            <text:p>0</text:p>
          </table:table-cell>
          <table:table-cell office:value-type="float" office:value="0.486754" calcext:value-type="float">
            <text:p>0.486754</text:p>
          </table:table-cell>
          <table:table-cell office:value-type="float" office:value="0.486875" calcext:value-type="float">
            <text:p>0.486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0422" calcext:value-type="float">
            <text:p>0.41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8437" calcext:value-type="float">
            <text:p>0.178437</text:p>
          </table:table-cell>
          <table:table-cell office:value-type="float" office:value="0.178528" calcext:value-type="float">
            <text:p>0.178528</text:p>
          </table:table-cell>
          <table:table-cell office:value-type="float" office:value="0" calcext:value-type="float">
            <text:p>0</text:p>
          </table:table-cell>
          <table:table-cell office:value-type="float" office:value="3.147152" calcext:value-type="float">
            <text:p>3.147152</text:p>
          </table:table-cell>
          <table:table-cell office:value-type="float" office:value="3.148502" calcext:value-type="float">
            <text:p>3.148502</text:p>
          </table:table-cell>
          <table:table-cell office:value-type="float" office:value="0" calcext:value-type="float">
            <text:p>0</text:p>
          </table:table-cell>
          <table:table-cell office:value-type="float" office:value="0.409328" calcext:value-type="float">
            <text:p>0.409328</text:p>
          </table:table-cell>
          <table:table-cell office:value-type="float" office:value="0.409581" calcext:value-type="float">
            <text:p>0.409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9186" calcext:value-type="float">
            <text:p>0.179186</text:p>
          </table:table-cell>
          <table:table-cell office:value-type="float" office:value="0.179141" calcext:value-type="float">
            <text:p>0.179141</text:p>
          </table:table-cell>
          <table:table-cell office:value-type="float" office:value="0" calcext:value-type="float">
            <text:p>0</text:p>
          </table:table-cell>
          <table:table-cell office:value-type="float" office:value="6.494625" calcext:value-type="float">
            <text:p>6.494625</text:p>
          </table:table-cell>
          <table:table-cell office:value-type="float" office:value="6.496967" calcext:value-type="float">
            <text:p>6.496967</text:p>
          </table:table-cell>
          <table:table-cell office:value-type="float" office:value="0" calcext:value-type="float">
            <text:p>0</text:p>
          </table:table-cell>
          <table:table-cell office:value-type="float" office:value="0.410531" calcext:value-type="float">
            <text:p>0.410531</text:p>
          </table:table-cell>
          <table:table-cell office:value-type="float" office:value="0.410665" calcext:value-type="float">
            <text:p>0.41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8742" calcext:value-type="float">
            <text:p>0.178742</text:p>
          </table:table-cell>
          <table:table-cell office:value-type="float" office:value="0.178725" calcext:value-type="float">
            <text:p>0.178725</text:p>
          </table:table-cell>
          <table:table-cell office:value-type="float" office:value="0" calcext:value-type="float">
            <text:p>0</text:p>
          </table:table-cell>
          <table:table-cell office:value-type="float" office:value="9.788929" calcext:value-type="float">
            <text:p>9.788929</text:p>
          </table:table-cell>
          <table:table-cell office:value-type="float" office:value="9.793849" calcext:value-type="float">
            <text:p>9.793849</text:p>
          </table:table-cell>
          <table:table-cell office:value-type="float" office:value="0" calcext:value-type="float">
            <text:p>0</text:p>
          </table:table-cell>
          <table:table-cell office:value-type="float" office:value="0.408181" calcext:value-type="float">
            <text:p>0.408181</text:p>
          </table:table-cell>
          <table:table-cell office:value-type="float" office:value="0.408388" calcext:value-type="float">
            <text:p>0.40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928" calcext:value-type="float">
            <text:p>0.17928</text:p>
          </table:table-cell>
          <table:table-cell office:value-type="float" office:value="0.179238" calcext:value-type="float">
            <text:p>0.179238</text:p>
          </table:table-cell>
          <table:table-cell office:value-type="float" office:value="0" calcext:value-type="float">
            <text:p>0</text:p>
          </table:table-cell>
          <table:table-cell office:value-type="float" office:value="13.121899" calcext:value-type="float">
            <text:p>13.121899</text:p>
          </table:table-cell>
          <table:table-cell office:value-type="float" office:value="13.128862" calcext:value-type="float">
            <text:p>13.128862</text:p>
          </table:table-cell>
          <table:table-cell office:value-type="float" office:value="0" calcext:value-type="float">
            <text:p>0</text:p>
          </table:table-cell>
          <table:table-cell office:value-type="float" office:value="0.408716" calcext:value-type="float">
            <text:p>0.408716</text:p>
          </table:table-cell>
          <table:table-cell office:value-type="float" office:value="0.408963" calcext:value-type="float">
            <text:p>0.40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0037" calcext:value-type="float">
            <text:p>0.180037</text:p>
          </table:table-cell>
          <table:table-cell office:value-type="float" office:value="0.180107" calcext:value-type="float">
            <text:p>0.180107</text:p>
          </table:table-cell>
          <table:table-cell office:value-type="float" office:value="0" calcext:value-type="float">
            <text:p>0</text:p>
          </table:table-cell>
          <table:table-cell office:value-type="float" office:value="16.468651" calcext:value-type="float">
            <text:p>16.468651</text:p>
          </table:table-cell>
          <table:table-cell office:value-type="float" office:value="16.476798" calcext:value-type="float">
            <text:p>16.476798</text:p>
          </table:table-cell>
          <table:table-cell office:value-type="float" office:value="0" calcext:value-type="float">
            <text:p>0</text:p>
          </table:table-cell>
          <table:table-cell office:value-type="float" office:value="0.409067" calcext:value-type="float">
            <text:p>0.409067</text:p>
          </table:table-cell>
          <table:table-cell office:value-type="float" office:value="0.409273" calcext:value-type="float">
            <text:p>0.40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0696" calcext:value-type="float">
            <text:p>0.180696</text:p>
          </table:table-cell>
          <table:table-cell office:value-type="float" office:value="0.180747" calcext:value-type="float">
            <text:p>0.180747</text:p>
          </table:table-cell>
          <table:table-cell office:value-type="float" office:value="0" calcext:value-type="float">
            <text:p>0</text:p>
          </table:table-cell>
          <table:table-cell office:value-type="float" office:value="19.815378" calcext:value-type="float">
            <text:p>19.815378</text:p>
          </table:table-cell>
          <table:table-cell office:value-type="float" office:value="19.824625" calcext:value-type="float">
            <text:p>19.824625</text:p>
          </table:table-cell>
          <table:table-cell office:value-type="float" office:value="0" calcext:value-type="float">
            <text:p>0</text:p>
          </table:table-cell>
          <table:table-cell office:value-type="float" office:value="0.409709" calcext:value-type="float">
            <text:p>0.409709</text:p>
          </table:table-cell>
          <table:table-cell office:value-type="float" office:value="0.409872" calcext:value-type="float">
            <text:p>0.409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80412" calcext:value-type="float">
            <text:p>0.180412</text:p>
          </table:table-cell>
          <table:table-cell office:value-type="float" office:value="0.180507" calcext:value-type="float">
            <text:p>0.180507</text:p>
          </table:table-cell>
          <table:table-cell office:value-type="float" office:value="0" calcext:value-type="float">
            <text:p>0</text:p>
          </table:table-cell>
          <table:table-cell office:value-type="float" office:value="23.084213" calcext:value-type="float">
            <text:p>23.084213</text:p>
          </table:table-cell>
          <table:table-cell office:value-type="float" office:value="23.096471" calcext:value-type="float">
            <text:p>23.096471</text:p>
          </table:table-cell>
          <table:table-cell office:value-type="float" office:value="0" calcext:value-type="float">
            <text:p>0</text:p>
          </table:table-cell>
          <table:table-cell office:value-type="float" office:value="0.408378" calcext:value-type="float">
            <text:p>0.408378</text:p>
          </table:table-cell>
          <table:table-cell office:value-type="float" office:value="0.408507" calcext:value-type="float">
            <text:p>0.408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1279" calcext:value-type="float">
            <text:p>0.181279</text:p>
          </table:table-cell>
          <table:table-cell office:value-type="float" office:value="0.181259" calcext:value-type="float">
            <text:p>0.181259</text:p>
          </table:table-cell>
          <table:table-cell office:value-type="float" office:value="0" calcext:value-type="float">
            <text:p>0</text:p>
          </table:table-cell>
          <table:table-cell office:value-type="float" office:value="26.484671" calcext:value-type="float">
            <text:p>26.484671</text:p>
          </table:table-cell>
          <table:table-cell office:value-type="float" office:value="26.496739" calcext:value-type="float">
            <text:p>26.496739</text:p>
          </table:table-cell>
          <table:table-cell office:value-type="float" office:value="0" calcext:value-type="float">
            <text:p>0</text:p>
          </table:table-cell>
          <table:table-cell office:value-type="float" office:value="0.409855" calcext:value-type="float">
            <text:p>0.409855</text:p>
          </table:table-cell>
          <table:table-cell office:value-type="float" office:value="0.410052" calcext:value-type="float">
            <text:p>0.41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077" calcext:value-type="float">
            <text:p>0.18077</text:p>
          </table:table-cell>
          <table:table-cell office:value-type="float" office:value="0.180846" calcext:value-type="float">
            <text:p>0.180846</text:p>
          </table:table-cell>
          <table:table-cell office:value-type="float" office:value="0" calcext:value-type="float">
            <text:p>0</text:p>
          </table:table-cell>
          <table:table-cell office:value-type="float" office:value="29.737408" calcext:value-type="float">
            <text:p>29.737408</text:p>
          </table:table-cell>
          <table:table-cell office:value-type="float" office:value="29.752766" calcext:value-type="float">
            <text:p>29.752766</text:p>
          </table:table-cell>
          <table:table-cell office:value-type="float" office:value="0" calcext:value-type="float">
            <text:p>0</text:p>
          </table:table-cell>
          <table:table-cell office:value-type="float" office:value="0.408809" calcext:value-type="float">
            <text:p>0.408809</text:p>
          </table:table-cell>
          <table:table-cell office:value-type="float" office:value="0.409008" calcext:value-type="float">
            <text:p>0.409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1718" calcext:value-type="float">
            <text:p>0.181718</text:p>
          </table:table-cell>
          <table:table-cell office:value-type="float" office:value="0.181672" calcext:value-type="float">
            <text:p>0.181672</text:p>
          </table:table-cell>
          <table:table-cell office:value-type="float" office:value="0" calcext:value-type="float">
            <text:p>0</text:p>
          </table:table-cell>
          <table:table-cell office:value-type="float" office:value="33.15702" calcext:value-type="float">
            <text:p>33.15702</text:p>
          </table:table-cell>
          <table:table-cell office:value-type="float" office:value="33.172323" calcext:value-type="float">
            <text:p>33.172323</text:p>
          </table:table-cell>
          <table:table-cell office:value-type="float" office:value="0" calcext:value-type="float">
            <text:p>0</text:p>
          </table:table-cell>
          <table:table-cell office:value-type="float" office:value="0.410007" calcext:value-type="float">
            <text:p>0.410007</text:p>
          </table:table-cell>
          <table:table-cell office:value-type="float" office:value="0.410168" calcext:value-type="float">
            <text:p>0.41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81167" calcext:value-type="float">
            <text:p>0.181167</text:p>
          </table:table-cell>
          <table:table-cell office:value-type="float" office:value="0.181193" calcext:value-type="float">
            <text:p>0.181193</text:p>
          </table:table-cell>
          <table:table-cell office:value-type="float" office:value="0" calcext:value-type="float">
            <text:p>0</text:p>
          </table:table-cell>
          <table:table-cell office:value-type="float" office:value="36.377723" calcext:value-type="float">
            <text:p>36.377723</text:p>
          </table:table-cell>
          <table:table-cell office:value-type="float" office:value="36.393909" calcext:value-type="float">
            <text:p>36.393909</text:p>
          </table:table-cell>
          <table:table-cell office:value-type="float" office:value="0" calcext:value-type="float">
            <text:p>0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08615" calcext:value-type="float">
            <text:p>0.40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1704" calcext:value-type="float">
            <text:p>0.181704</text:p>
          </table:table-cell>
          <table:table-cell office:value-type="float" office:value="0.18175" calcext:value-type="float">
            <text:p>0.18175</text:p>
          </table:table-cell>
          <table:table-cell office:value-type="float" office:value="0" calcext:value-type="float">
            <text:p>0</text:p>
          </table:table-cell>
          <table:table-cell office:value-type="float" office:value="39.813096" calcext:value-type="float">
            <text:p>39.813096</text:p>
          </table:table-cell>
          <table:table-cell office:value-type="float" office:value="39.831153" calcext:value-type="float">
            <text:p>39.831153</text:p>
          </table:table-cell>
          <table:table-cell office:value-type="float" office:value="0" calcext:value-type="float">
            <text:p>0</text:p>
          </table:table-cell>
          <table:table-cell office:value-type="float" office:value="0.409863" calcext:value-type="float">
            <text:p>0.409863</text:p>
          </table:table-cell>
          <table:table-cell office:value-type="float" office:value="0.41001" calcext:value-type="float">
            <text:p>0.4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80942" calcext:value-type="float">
            <text:p>0.180942</text:p>
          </table:table-cell>
          <table:table-cell office:value-type="float" office:value="0.180944" calcext:value-type="float">
            <text:p>0.180944</text:p>
          </table:table-cell>
          <table:table-cell office:value-type="float" office:value="0" calcext:value-type="float">
            <text:p>0</text:p>
          </table:table-cell>
          <table:table-cell office:value-type="float" office:value="43.029434" calcext:value-type="float">
            <text:p>43.029434</text:p>
          </table:table-cell>
          <table:table-cell office:value-type="float" office:value="43.051448" calcext:value-type="float">
            <text:p>43.051448</text:p>
          </table:table-cell>
          <table:table-cell office:value-type="float" office:value="0" calcext:value-type="float">
            <text:p>0</text:p>
          </table:table-cell>
          <table:table-cell office:value-type="float" office:value="0.408433" calcext:value-type="float">
            <text:p>0.408433</text:p>
          </table:table-cell>
          <table:table-cell office:value-type="float" office:value="0.408643" calcext:value-type="float">
            <text:p>0.40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81743" calcext:value-type="float">
            <text:p>0.181743</text:p>
          </table:table-cell>
          <table:table-cell office:value-type="float" office:value="0.181749" calcext:value-type="float">
            <text:p>0.181749</text:p>
          </table:table-cell>
          <table:table-cell office:value-type="float" office:value="0" calcext:value-type="float">
            <text:p>0</text:p>
          </table:table-cell>
          <table:table-cell office:value-type="float" office:value="46.490895" calcext:value-type="float">
            <text:p>46.490895</text:p>
          </table:table-cell>
          <table:table-cell office:value-type="float" office:value="46.510962" calcext:value-type="float">
            <text:p>46.510962</text:p>
          </table:table-cell>
          <table:table-cell office:value-type="float" office:value="0" calcext:value-type="float">
            <text:p>0</text:p>
          </table:table-cell>
          <table:table-cell office:value-type="float" office:value="0.410028" calcext:value-type="float">
            <text:p>0.410028</text:p>
          </table:table-cell>
          <table:table-cell office:value-type="float" office:value="0.410142" calcext:value-type="float">
            <text:p>0.410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81074" calcext:value-type="float">
            <text:p>0.181074</text:p>
          </table:table-cell>
          <table:table-cell office:value-type="float" office:value="0.18109" calcext:value-type="float">
            <text:p>0.18109</text:p>
          </table:table-cell>
          <table:table-cell office:value-type="float" office:value="0" calcext:value-type="float">
            <text:p>0</text:p>
          </table:table-cell>
          <table:table-cell office:value-type="float" office:value="49.658938" calcext:value-type="float">
            <text:p>49.658938</text:p>
          </table:table-cell>
          <table:table-cell office:value-type="float" office:value="49.681304" calcext:value-type="float">
            <text:p>49.681304</text:p>
          </table:table-cell>
          <table:table-cell office:value-type="float" office:value="0" calcext:value-type="float">
            <text:p>0</text:p>
          </table:table-cell>
          <table:table-cell office:value-type="float" office:value="0.408619" calcext:value-type="float">
            <text:p>0.408619</text:p>
          </table:table-cell>
          <table:table-cell office:value-type="float" office:value="0.408725" calcext:value-type="float">
            <text:p>0.408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1783" calcext:value-type="float">
            <text:p>0.181783</text:p>
          </table:table-cell>
          <table:table-cell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office:value-type="float" office:value="53.151858" calcext:value-type="float">
            <text:p>53.151858</text:p>
          </table:table-cell>
          <table:table-cell office:value-type="float" office:value="53.175523" calcext:value-type="float">
            <text:p>53.175523</text:p>
          </table:table-cell>
          <table:table-cell office:value-type="float" office:value="0" calcext:value-type="float">
            <text:p>0</text:p>
          </table:table-cell>
          <table:table-cell office:value-type="float" office:value="0.410031" calcext:value-type="float">
            <text:p>0.410031</text:p>
          </table:table-cell>
          <table:table-cell office:value-type="float" office:value="0.410164" calcext:value-type="float">
            <text:p>0.41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8114" calcext:value-type="float">
            <text:p>0.18114</text:p>
          </table:table-cell>
          <table:table-cell office:value-type="float" office:value="0.181219" calcext:value-type="float">
            <text:p>0.181219</text:p>
          </table:table-cell>
          <table:table-cell office:value-type="float" office:value="0" calcext:value-type="float">
            <text:p>0</text:p>
          </table:table-cell>
          <table:table-cell office:value-type="float" office:value="56.316508" calcext:value-type="float">
            <text:p>56.316508</text:p>
          </table:table-cell>
          <table:table-cell office:value-type="float" office:value="56.344823" calcext:value-type="float">
            <text:p>56.344823</text:p>
          </table:table-cell>
          <table:table-cell office:value-type="float" office:value="0" calcext:value-type="float">
            <text:p>0</text:p>
          </table:table-cell>
          <table:table-cell office:value-type="float" office:value="0.408958" calcext:value-type="float">
            <text:p>0.408958</text:p>
          </table:table-cell>
          <table:table-cell office:value-type="float" office:value="0.409062" calcext:value-type="float">
            <text:p>0.409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81424" calcext:value-type="float">
            <text:p>0.181424</text:p>
          </table:table-cell>
          <table:table-cell office:value-type="float" office:value="0.181459" calcext:value-type="float">
            <text:p>0.181459</text:p>
          </table:table-cell>
          <table:table-cell office:value-type="float" office:value="0" calcext:value-type="float">
            <text:p>0</text:p>
          </table:table-cell>
          <table:table-cell office:value-type="float" office:value="59.711068" calcext:value-type="float">
            <text:p>59.711068</text:p>
          </table:table-cell>
          <table:table-cell office:value-type="float" office:value="59.740262" calcext:value-type="float">
            <text:p>59.740262</text:p>
          </table:table-cell>
          <table:table-cell office:value-type="float" office:value="0" calcext:value-type="float">
            <text:p>0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409673" calcext:value-type="float">
            <text:p>0.409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1425" calcext:value-type="float">
            <text:p>0.181425</text:p>
          </table:table-cell>
          <table:table-cell office:value-type="float" office:value="0.181449" calcext:value-type="float">
            <text:p>0.181449</text:p>
          </table:table-cell>
          <table:table-cell office:value-type="float" office:value="0" calcext:value-type="float">
            <text:p>0</text:p>
          </table:table-cell>
          <table:table-cell office:value-type="float" office:value="62.993761" calcext:value-type="float">
            <text:p>62.993761</text:p>
          </table:table-cell>
          <table:table-cell office:value-type="float" office:value="63.025408" calcext:value-type="float">
            <text:p>63.025408</text:p>
          </table:table-cell>
          <table:table-cell office:value-type="float" office:value="0" calcext:value-type="float">
            <text:p>0</text:p>
          </table:table-cell>
          <table:table-cell office:value-type="float" office:value="0.408902" calcext:value-type="float">
            <text:p>0.408902</text:p>
          </table:table-cell>
          <table:table-cell office:value-type="float" office:value="0.408991" calcext:value-type="float">
            <text:p>0.408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1359" calcext:value-type="float">
            <text:p>0.181359</text:p>
          </table:table-cell>
          <table:table-cell office:value-type="float" office:value="0.181544" calcext:value-type="float">
            <text:p>0.181544</text:p>
          </table:table-cell>
          <table:table-cell office:value-type="float" office:value="0" calcext:value-type="float">
            <text:p>0</text:p>
          </table:table-cell>
          <table:table-cell office:value-type="float" office:value="66.292334" calcext:value-type="float">
            <text:p>66.292334</text:p>
          </table:table-cell>
          <table:table-cell office:value-type="float" office:value="66.32668" calcext:value-type="float">
            <text:p>66.32668</text:p>
          </table:table-cell>
          <table:table-cell office:value-type="float" office:value="0" calcext:value-type="float">
            <text:p>0</text:p>
          </table:table-cell>
          <table:table-cell office:value-type="float" office:value="0.408796" calcext:value-type="float">
            <text:p>0.408796</text:p>
          </table:table-cell>
          <table:table-cell office:value-type="float" office:value="0.409012" calcext:value-type="float">
            <text:p>0.409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81541" calcext:value-type="float">
            <text:p>0.181541</text:p>
          </table:table-cell>
          <table:table-cell office:value-type="float" office:value="0.181604" calcext:value-type="float">
            <text:p>0.181604</text:p>
          </table:table-cell>
          <table:table-cell office:value-type="float" office:value="0" calcext:value-type="float">
            <text:p>0</text:p>
          </table:table-cell>
          <table:table-cell office:value-type="float" office:value="69.629469" calcext:value-type="float">
            <text:p>69.629469</text:p>
          </table:table-cell>
          <table:table-cell office:value-type="float" office:value="69.663732" calcext:value-type="float">
            <text:p>69.663732</text:p>
          </table:table-cell>
          <table:table-cell office:value-type="float" office:value="0" calcext:value-type="float">
            <text:p>0</text:p>
          </table:table-cell>
          <table:table-cell office:value-type="float" office:value="0.408893" calcext:value-type="float">
            <text:p>0.408893</text:p>
          </table:table-cell>
          <table:table-cell office:value-type="float" office:value="0.409083" calcext:value-type="float">
            <text:p>0.40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81549" calcext:value-type="float">
            <text:p>0.181549</text:p>
          </table:table-cell>
          <table:table-cell office:value-type="float" office:value="0.181601" calcext:value-type="float">
            <text:p>0.181601</text:p>
          </table:table-cell>
          <table:table-cell office:value-type="float" office:value="0" calcext:value-type="float">
            <text:p>0</text:p>
          </table:table-cell>
          <table:table-cell office:value-type="float" office:value="73.076093" calcext:value-type="float">
            <text:p>73.076093</text:p>
          </table:table-cell>
          <table:table-cell office:value-type="float" office:value="73.10987" calcext:value-type="float">
            <text:p>73.10987</text:p>
          </table:table-cell>
          <table:table-cell office:value-type="float" office:value="0" calcext:value-type="float">
            <text:p>0</text:p>
          </table:table-cell>
          <table:table-cell office:value-type="float" office:value="0.409435" calcext:value-type="float">
            <text:p>0.409435</text:p>
          </table:table-cell>
          <table:table-cell office:value-type="float" office:value="0.409511" calcext:value-type="float">
            <text:p>0.409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81622" calcext:value-type="float">
            <text:p>0.181622</text:p>
          </table:table-cell>
          <table:table-cell office:value-type="float" office:value="0.181711" calcext:value-type="float">
            <text:p>0.181711</text:p>
          </table:table-cell>
          <table:table-cell office:value-type="float" office:value="0" calcext:value-type="float">
            <text:p>0</text:p>
          </table:table-cell>
          <table:table-cell office:value-type="float" office:value="76.339426" calcext:value-type="float">
            <text:p>76.339426</text:p>
          </table:table-cell>
          <table:table-cell office:value-type="float" office:value="76.376825" calcext:value-type="float">
            <text:p>76.376825</text:p>
          </table:table-cell>
          <table:table-cell office:value-type="float" office:value="0" calcext:value-type="float">
            <text:p>0</text:p>
          </table:table-cell>
          <table:table-cell office:value-type="float" office:value="0.409638" calcext:value-type="float">
            <text:p>0.409638</text:p>
          </table:table-cell>
          <table:table-cell office:value-type="float" office:value="0.409772" calcext:value-type="float">
            <text:p>0.409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81474" calcext:value-type="float">
            <text:p>0.181474</text:p>
          </table:table-cell>
          <table:table-cell office:value-type="float" office:value="0.181515" calcext:value-type="float">
            <text:p>0.181515</text:p>
          </table:table-cell>
          <table:table-cell office:value-type="float" office:value="0" calcext:value-type="float">
            <text:p>0</text:p>
          </table:table-cell>
          <table:table-cell office:value-type="float" office:value="79.564212" calcext:value-type="float">
            <text:p>79.564212</text:p>
          </table:table-cell>
          <table:table-cell office:value-type="float" office:value="79.59906" calcext:value-type="float">
            <text:p>79.59906</text:p>
          </table:table-cell>
          <table:table-cell office:value-type="float" office:value="0" calcext:value-type="float">
            <text:p>0</text:p>
          </table:table-cell>
          <table:table-cell office:value-type="float" office:value="0.408671" calcext:value-type="float">
            <text:p>0.408671</text:p>
          </table:table-cell>
          <table:table-cell office:value-type="float" office:value="0.408783" calcext:value-type="float">
            <text:p>0.4087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>
            <text:p>A Heap Usage Total (bytes)</text:p>
          </table:table-cell>
          <table:table-cell office:value-type="string" calcext:value-type="string">
            <text:p>A #Allocs</text:p>
          </table:table-cell>
          <table:table-cell/>
          <table:table-cell office:value-type="string" calcext:value-type="string">
            <text:p>B Heap Usage Total (bytes)</text:p>
          </table:table-cell>
          <table:table-cell office:value-type="string" calcext:value-type="string">
            <text:p>B # Alloc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08" calcext:value-type="float">
            <text:p>1170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80" calcext:value-type="float">
            <text:p>1318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468" calcext:value-type="float">
            <text:p>12468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20" calcext:value-type="float">
            <text:p>1502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028" calcext:value-type="float">
            <text:p>14028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42" calcext:value-type="float">
            <text:p>16642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5588" calcext:value-type="float">
            <text:p>15588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00" calcext:value-type="float">
            <text:p>18700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7148" calcext:value-type="float">
            <text:p>17148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40" calcext:value-type="float">
            <text:p>2054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8576" calcext:value-type="float">
            <text:p>18576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218" calcext:value-type="float">
            <text:p>2221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20268" calcext:value-type="float">
            <text:p>20268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220" calcext:value-type="float">
            <text:p>2422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1828" calcext:value-type="float">
            <text:p>21828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60" calcext:value-type="float">
            <text:p>26060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3388" calcext:value-type="float">
            <text:p>23388</text:p>
          </table:table-cell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668" calcext:value-type="float">
            <text:p>27668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4948" calcext:value-type="float">
            <text:p>2494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740" calcext:value-type="float">
            <text:p>2974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6508" calcext:value-type="float">
            <text:p>26508</text:p>
          </table:table-cell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546" calcext:value-type="float">
            <text:p>3154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28068" calcext:value-type="float">
            <text:p>28068</text:p>
          </table:table-cell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420" calcext:value-type="float">
            <text:p>33420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9524" calcext:value-type="float">
            <text:p>29524</text:p>
          </table:table-cell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260" calcext:value-type="float">
            <text:p>3526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31188" calcext:value-type="float">
            <text:p>31188</text:p>
          </table:table-cell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958" calcext:value-type="float">
            <text:p>36958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32494" calcext:value-type="float">
            <text:p>32494</text:p>
          </table:table-cell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940" calcext:value-type="float">
            <text:p>38940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34308" calcext:value-type="float">
            <text:p>34308</text:p>
          </table:table-cell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658" calcext:value-type="float">
            <text:p>40658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35868" calcext:value-type="float">
            <text:p>35868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30" calcext:value-type="float">
            <text:p>42530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37330" calcext:value-type="float">
            <text:p>37330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460" calcext:value-type="float">
            <text:p>44460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38988" calcext:value-type="float">
            <text:p>38988</text:p>
          </table:table-cell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162" calcext:value-type="float">
            <text:p>46162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40548" calcext:value-type="float">
            <text:p>40548</text:p>
          </table:table-cell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40" calcext:value-type="float">
            <text:p>48140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41860" calcext:value-type="float">
            <text:p>41860</text:p>
          </table:table-cell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822" calcext:value-type="float">
            <text:p>49822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float" office:value="43668" calcext:value-type="float">
            <text:p>43668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820" calcext:value-type="float">
            <text:p>51820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45228" calcext:value-type="float">
            <text:p>45228</text:p>
          </table:table-cell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580" calcext:value-type="float">
            <text:p>53580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46788" calcext:value-type="float">
            <text:p>46788</text:p>
          </table:table-cell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370" calcext:value-type="float">
            <text:p>55370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float" office:value="48134" calcext:value-type="float">
            <text:p>48134</text:p>
          </table:table-cell>
          <table:table-cell office:value-type="float" office:value="1475" calcext:value-type="float">
            <text:p>14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Linux Biolinum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6T21:39:38.028768006</dc:date>
    <meta:editing-duration>PT17M7S</meta:editing-duration>
    <meta:editing-cycles>5</meta:editing-cycles>
    <meta:generator>LibreOffice/7.0.2.2$Linux_X86_64 LibreOffice_project/00$Build-2</meta:generator>
    <meta:document-statistic meta:table-count="1" meta:cell-count="118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2cm" svg:height="10.553cm" xlink:href=".." xlink:type="simple" chart:class="chart:line" chart:style-name="ch1">
        <chart:title svg:x="3.695cm" svg:y="0.148cm" chart:style-name="ch2">
          <text:p>#Group Member vs. CPU Runtime (ms) on machine A</text:p>
        </chart:title>
        <chart:legend chart:legend-position="end" svg:x="1.381cm" svg:y="7.765cm" style:legend-expansion="custom" svg:width="15.843cm" svg:height="1.496cm" style:legend-expansion-aspect-ratio="10.5902406417112" chart:style-name="ch3"/>
        <chart:plot-area chart:style-name="ch4" table:cell-range-address="ancygibi_result.L6:ancygibi_result.L6 ancygibi_result.A3:ancygibi_result.B27 ancygibi_result.B1:ancygibi_result.B1 ancygibi_result.E1:ancygibi_result.E1 ancygibi_result.E3:ancygibi_result.E27 ancygibi_result.B30:ancygibi_result.B30 ancygibi_result.B32:ancygibi_result.B56 ancygibi_result.H30:ancygibi_result.H30 ancygibi_result.H32:ancygibi_result.H56" chart:data-source-has-labels="both" svg:x="0.749cm" svg:y="0.722cm" svg:width="17.22cm" svg:height="9.16cm">
          <chart:coordinate-region svg:x="1.847cm" svg:y="0.921cm" svg:width="15.842cm" svg:height="8.314cm"/>
          <chart:axis chart:dimension="x" chart:name="primary-x" chart:style-name="ch5" chartooo:axis-type="auto">
            <chartooo:date-scale/>
            <chart:title svg:x="8.124cm" svg:y="9.993cm" chart:style-name="ch6">
              <text:p>#Group Member</text:p>
            </chart:title>
            <chart:categories table:cell-range-address="ancygibi_result.A3:ancygibi_result.A27"/>
          </chart:axis>
          <chart:axis chart:dimension="y" chart:name="primary-y" chart:style-name="ch5">
            <chart:title svg:x="0cm" svg:y="6.709cm" chart:style-name="ch7">
              <text:p>CPU Runtime (ms)</text:p>
            </chart:title>
            <chart:grid chart:style-name="ch8" chart:class="major"/>
          </chart:axis>
          <chart:series chart:style-name="ch9" chart:values-cell-range-address="ancygibi_result.B3:ancygibi_result.B27" chart:label-cell-address="ancygibi_result.B1:ancygibi_result.B1" chart:class="chart:line">
            <chart:data-point chart:repeated="25"/>
          </chart:series>
          <chart:series chart:style-name="ch10" chart:values-cell-range-address="ancygibi_result.E3:ancygibi_result.E27" chart:label-cell-address="ancygibi_result.E1:ancygibi_result.E1" chart:class="chart:line">
            <chart:data-point chart:repeated="25"/>
          </chart:series>
          <chart:series chart:style-name="ch11" chart:values-cell-range-address="ancygibi_result.B32:ancygibi_result.B56" chart:label-cell-address="ancygibi_result.B30:ancygibi_result.B30" chart:class="chart:line">
            <chart:data-point chart:repeated="25"/>
          </chart:series>
          <chart:series chart:style-name="ch12" chart:values-cell-range-address="ancygibi_result.H32:ancygibi_result.H56" chart:label-cell-address="ancygibi_result.H30:ancygibi_result.H30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TA Setup</text:p>
                <draw:g>
                  <svg:desc>ancygibi_result.B1:ancygibi_result.B1</svg:desc>
                </draw:g>
              </table:table-cell>
              <table:table-cell office:value-type="string">
                <text:p>(A) Extract Phase 1</text:p>
                <draw:g>
                  <svg:desc>ancygibi_result.E1:ancygibi_result.E1</svg:desc>
                </draw:g>
              </table:table-cell>
              <table:table-cell office:value-type="string">
                <text:p>(A) Identification Phase 1</text:p>
                <draw:g>
                  <svg:desc>ancygibi_result.B30:ancygibi_result.B30</svg:desc>
                </draw:g>
              </table:table-cell>
              <table:table-cell office:value-type="string">
                <text:p>(A) Identification Phase 3</text:p>
                <draw:g>
                  <svg:desc>ancygibi_result.H30:ancygibi_result.H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cygibi_result.A3:ancygibi_result.A27</svg:desc>
                </draw:g>
              </table:table-cell>
              <table:table-cell office:value-type="float" office:value="0.011143">
                <text:p>0.011143</text:p>
                <draw:g>
                  <svg:desc>ancygibi_result.B3:ancygibi_result.B27</svg:desc>
                </draw:g>
              </table:table-cell>
              <table:table-cell office:value-type="float" office:value="0.009391">
                <text:p>0.009391</text:p>
                <draw:g>
                  <svg:desc>ancygibi_result.E3:ancygibi_result.E27</svg:desc>
                </draw:g>
              </table:table-cell>
              <table:table-cell office:value-type="float" office:value="0.009317">
                <text:p>0.009317</text:p>
                <draw:g>
                  <svg:desc>ancygibi_result.B32:ancygibi_result.B56</svg:desc>
                </draw:g>
              </table:table-cell>
              <table:table-cell office:value-type="float" office:value="0.020583">
                <text:p>0.020583</text:p>
                <draw:g>
                  <svg:desc>ancygibi_result.H32:ancygibi_result.H5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086">
                <text:p>0.01086</text:p>
              </table:table-cell>
              <table:table-cell office:value-type="float" office:value="0.009055">
                <text:p>0.009055</text:p>
              </table:table-cell>
              <table:table-cell office:value-type="float" office:value="0.008934">
                <text:p>0.008934</text:p>
              </table:table-cell>
              <table:table-cell office:value-type="float" office:value="0.020572">
                <text:p>0.0205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0714">
                <text:p>0.010714</text:p>
              </table:table-cell>
              <table:table-cell office:value-type="float" office:value="0.009056">
                <text:p>0.009056</text:p>
              </table:table-cell>
              <table:table-cell office:value-type="float" office:value="0.009049">
                <text:p>0.009049</text:p>
              </table:table-cell>
              <table:table-cell office:value-type="float" office:value="0.020459">
                <text:p>0.0204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1086">
                <text:p>0.011086</text:p>
              </table:table-cell>
              <table:table-cell office:value-type="float" office:value="0.00952">
                <text:p>0.00952</text:p>
              </table:table-cell>
              <table:table-cell office:value-type="float" office:value="0.009171">
                <text:p>0.009171</text:p>
              </table:table-cell>
              <table:table-cell office:value-type="float" office:value="0.020807">
                <text:p>0.020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1045">
                <text:p>0.011045</text:p>
              </table:table-cell>
              <table:table-cell office:value-type="float" office:value="0.009167">
                <text:p>0.009167</text:p>
              </table:table-cell>
              <table:table-cell office:value-type="float" office:value="0.009185">
                <text:p>0.009185</text:p>
              </table:table-cell>
              <table:table-cell office:value-type="float" office:value="0.02047">
                <text:p>0.020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979">
                <text:p>0.010979</text:p>
              </table:table-cell>
              <table:table-cell office:value-type="float" office:value="0.009224">
                <text:p>0.009224</text:p>
              </table:table-cell>
              <table:table-cell office:value-type="float" office:value="0.009146">
                <text:p>0.009146</text:p>
              </table:table-cell>
              <table:table-cell office:value-type="float" office:value="0.020528">
                <text:p>0.0205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926">
                <text:p>0.010926</text:p>
              </table:table-cell>
              <table:table-cell office:value-type="float" office:value="0.009159">
                <text:p>0.009159</text:p>
              </table:table-cell>
              <table:table-cell office:value-type="float" office:value="0.009097">
                <text:p>0.009097</text:p>
              </table:table-cell>
              <table:table-cell office:value-type="float" office:value="0.020511">
                <text:p>0.0205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862">
                <text:p>0.010862</text:p>
              </table:table-cell>
              <table:table-cell office:value-type="float" office:value="0.00915">
                <text:p>0.00915</text:p>
              </table:table-cell>
              <table:table-cell office:value-type="float" office:value="0.009168">
                <text:p>0.009168</text:p>
              </table:table-cell>
              <table:table-cell office:value-type="float" office:value="0.020372">
                <text:p>0.0203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1076">
                <text:p>0.011076</text:p>
              </table:table-cell>
              <table:table-cell office:value-type="float" office:value="0.009177">
                <text:p>0.009177</text:p>
              </table:table-cell>
              <table:table-cell office:value-type="float" office:value="0.009148">
                <text:p>0.009148</text:p>
              </table:table-cell>
              <table:table-cell office:value-type="float" office:value="0.020414">
                <text:p>0.0204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1147">
                <text:p>0.011147</text:p>
              </table:table-cell>
              <table:table-cell office:value-type="float" office:value="0.009296">
                <text:p>0.009296</text:p>
              </table:table-cell>
              <table:table-cell office:value-type="float" office:value="0.009271">
                <text:p>0.009271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095">
                <text:p>0.01095</text:p>
              </table:table-cell>
              <table:table-cell office:value-type="float" office:value="0.009244">
                <text:p>0.009244</text:p>
              </table:table-cell>
              <table:table-cell office:value-type="float" office:value="0.009257">
                <text:p>0.009257</text:p>
              </table:table-cell>
              <table:table-cell office:value-type="float" office:value="0.020453">
                <text:p>0.0204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0883">
                <text:p>0.010883</text:p>
              </table:table-cell>
              <table:table-cell office:value-type="float" office:value="0.00922">
                <text:p>0.00922</text:p>
              </table:table-cell>
              <table:table-cell office:value-type="float" office:value="0.009238">
                <text:p>0.009238</text:p>
              </table:table-cell>
              <table:table-cell office:value-type="float" office:value="0.020475">
                <text:p>0.0204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0931">
                <text:p>0.010931</text:p>
              </table:table-cell>
              <table:table-cell office:value-type="float" office:value="0.009239">
                <text:p>0.009239</text:p>
              </table:table-cell>
              <table:table-cell office:value-type="float" office:value="0.009263">
                <text:p>0.009263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1185">
                <text:p>0.011185</text:p>
              </table:table-cell>
              <table:table-cell office:value-type="float" office:value="0.009227">
                <text:p>0.009227</text:p>
              </table:table-cell>
              <table:table-cell office:value-type="float" office:value="0.009168">
                <text:p>0.009168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0918">
                <text:p>0.010918</text:p>
              </table:table-cell>
              <table:table-cell office:value-type="float" office:value="0.009265">
                <text:p>0.009265</text:p>
              </table:table-cell>
              <table:table-cell office:value-type="float" office:value="0.009088">
                <text:p>0.009088</text:p>
              </table:table-cell>
              <table:table-cell office:value-type="float" office:value="0.020544">
                <text:p>0.0205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10967">
                <text:p>0.010967</text:p>
              </table:table-cell>
              <table:table-cell office:value-type="float" office:value="0.009439">
                <text:p>0.009439</text:p>
              </table:table-cell>
              <table:table-cell office:value-type="float" office:value="0.009203">
                <text:p>0.009203</text:p>
              </table:table-cell>
              <table:table-cell office:value-type="float" office:value="0.020369">
                <text:p>0.0203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0903">
                <text:p>0.010903</text:p>
              </table:table-cell>
              <table:table-cell office:value-type="float" office:value="0.009201">
                <text:p>0.009201</text:p>
              </table:table-cell>
              <table:table-cell office:value-type="float" office:value="0.009228">
                <text:p>0.009228</text:p>
              </table:table-cell>
              <table:table-cell office:value-type="float" office:value="0.020676">
                <text:p>0.0206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0868">
                <text:p>0.010868</text:p>
              </table:table-cell>
              <table:table-cell office:value-type="float" office:value="0.009337">
                <text:p>0.009337</text:p>
              </table:table-cell>
              <table:table-cell office:value-type="float" office:value="0.009231">
                <text:p>0.009231</text:p>
              </table:table-cell>
              <table:table-cell office:value-type="float" office:value="0.020498">
                <text:p>0.0204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1149">
                <text:p>0.011149</text:p>
              </table:table-cell>
              <table:table-cell office:value-type="float" office:value="0.009334">
                <text:p>0.009334</text:p>
              </table:table-cell>
              <table:table-cell office:value-type="float" office:value="0.009377">
                <text:p>0.009377</text:p>
              </table:table-cell>
              <table:table-cell office:value-type="float" office:value="0.020466">
                <text:p>0.02046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1246">
                <text:p>0.011246</text:p>
              </table:table-cell>
              <table:table-cell office:value-type="float" office:value="0.009299">
                <text:p>0.009299</text:p>
              </table:table-cell>
              <table:table-cell office:value-type="float" office:value="0.009159">
                <text:p>0.009159</text:p>
              </table:table-cell>
              <table:table-cell office:value-type="float" office:value="0.020487">
                <text:p>0.0204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1068">
                <text:p>0.011068</text:p>
              </table:table-cell>
              <table:table-cell office:value-type="float" office:value="0.009409">
                <text:p>0.009409</text:p>
              </table:table-cell>
              <table:table-cell office:value-type="float" office:value="0.009302">
                <text:p>0.009302</text:p>
              </table:table-cell>
              <table:table-cell office:value-type="float" office:value="0.020653">
                <text:p>0.02065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11124">
                <text:p>0.011124</text:p>
              </table:table-cell>
              <table:table-cell office:value-type="float" office:value="0.009291">
                <text:p>0.009291</text:p>
              </table:table-cell>
              <table:table-cell office:value-type="float" office:value="0.009286">
                <text:p>0.009286</text:p>
              </table:table-cell>
              <table:table-cell office:value-type="float" office:value="0.020663">
                <text:p>0.0206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0987">
                <text:p>0.010987</text:p>
              </table:table-cell>
              <table:table-cell office:value-type="float" office:value="0.009194">
                <text:p>0.009194</text:p>
              </table:table-cell>
              <table:table-cell office:value-type="float" office:value="0.009195">
                <text:p>0.009195</text:p>
              </table:table-cell>
              <table:table-cell office:value-type="float" office:value="0.02052">
                <text:p>0.0205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10967">
                <text:p>0.010967</text:p>
              </table:table-cell>
              <table:table-cell office:value-type="float" office:value="0.009196">
                <text:p>0.009196</text:p>
              </table:table-cell>
              <table:table-cell office:value-type="float" office:value="0.009309">
                <text:p>0.009309</text:p>
              </table:table-cell>
              <table:table-cell office:value-type="float" office:value="0.020462">
                <text:p>0.020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1167">
                <text:p>0.011167</text:p>
              </table:table-cell>
              <table:table-cell office:value-type="float" office:value="0.009273">
                <text:p>0.009273</text:p>
              </table:table-cell>
              <table:table-cell office:value-type="float" office:value="0.009214">
                <text:p>0.009214</text:p>
              </table:table-cell>
              <table:table-cell office:value-type="float" office:value="0.02044">
                <text:p>0.02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89cm" svg:height="10.119cm" xlink:href=".." xlink:type="simple" chart:class="chart:line" chart:style-name="ch1">
        <chart:title svg:x="3.666cm" svg:y="0.215cm" chart:style-name="ch2">
          <text:p>#Group Member vs. CPU Runtime (ms) on machine B</text:p>
        </chart:title>
        <chart:legend chart:legend-position="end" svg:x="1.826cm" svg:y="6.876cm" style:legend-expansion="custom" svg:width="15.018cm" svg:height="1.479cm" style:legend-expansion-aspect-ratio="10.1541582150101" chart:style-name="ch3"/>
        <chart:plot-area chart:style-name="ch4" table:cell-range-address="ancygibi_result.A3:ancygibi_result.A27 ancygibi_result.B73:ancygibi_result.B73 ancygibi_result.B75:ancygibi_result.B99 ancygibi_result.E73:ancygibi_result.E73 ancygibi_result.E75:ancygibi_result.E99 ancygibi_result.B102:ancygibi_result.B102 ancygibi_result.B104:ancygibi_result.B128 ancygibi_result.H102:ancygibi_result.H102 ancygibi_result.H104:ancygibi_result.H128" chart:data-source-has-labels="both" svg:x="0.8cm" svg:y="0.707cm" svg:width="17.245cm" svg:height="8.295cm">
          <chart:coordinate-region svg:x="1.712cm" svg:y="0.906cm" svg:width="16.053cm" svg:height="7.449cm"/>
          <chart:axis chart:dimension="x" chart:name="primary-x" chart:style-name="ch5" chartooo:axis-type="auto">
            <chartooo:date-scale/>
            <chart:title svg:x="8.187cm" svg:y="9.204cm" chart:style-name="ch6">
              <text:p>#Group Member</text:p>
            </chart:title>
            <chart:categories table:cell-range-address="ancygibi_result.A3:ancygibi_result.A27"/>
          </chart:axis>
          <chart:axis chart:dimension="y" chart:name="primary-y" chart:style-name="ch5">
            <chart:title svg:x="0cm" svg:y="6.261cm" chart:style-name="ch7">
              <text:p>CPU Runtime (ms)</text:p>
            </chart:title>
            <chart:grid chart:style-name="ch8" chart:class="major"/>
          </chart:axis>
          <chart:series chart:style-name="ch9" chart:values-cell-range-address="ancygibi_result.B75:ancygibi_result.B99" chart:label-cell-address="ancygibi_result.B73:ancygibi_result.B73" chart:class="chart:line">
            <chart:data-point chart:repeated="25"/>
          </chart:series>
          <chart:series chart:style-name="ch10" chart:values-cell-range-address="ancygibi_result.E75:ancygibi_result.E99" chart:label-cell-address="ancygibi_result.E73:ancygibi_result.E73" chart:class="chart:line">
            <chart:data-point chart:repeated="25"/>
          </chart:series>
          <chart:series chart:style-name="ch11" chart:values-cell-range-address="ancygibi_result.B104:ancygibi_result.B128" chart:label-cell-address="ancygibi_result.B102:ancygibi_result.B102" chart:class="chart:line">
            <chart:data-point chart:repeated="25"/>
          </chart:series>
          <chart:series chart:style-name="ch12" chart:values-cell-range-address="ancygibi_result.H104:ancygibi_result.H128" chart:label-cell-address="ancygibi_result.H102:ancygibi_result.H102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TA Setup</text:p>
                <draw:g>
                  <svg:desc>ancygibi_result.B73:ancygibi_result.B73</svg:desc>
                </draw:g>
              </table:table-cell>
              <table:table-cell office:value-type="string">
                <text:p>(B) Extract Phase 1</text:p>
                <draw:g>
                  <svg:desc>ancygibi_result.E73:ancygibi_result.E73</svg:desc>
                </draw:g>
              </table:table-cell>
              <table:table-cell office:value-type="string">
                <text:p>(B) Identification Phase 1</text:p>
                <draw:g>
                  <svg:desc>ancygibi_result.B102:ancygibi_result.B102</svg:desc>
                </draw:g>
              </table:table-cell>
              <table:table-cell office:value-type="string">
                <text:p>(B) Identification Phase 3</text:p>
                <draw:g>
                  <svg:desc>ancygibi_result.H102:ancygibi_result.H10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cygibi_result.A3:ancygibi_result.A27</svg:desc>
                </draw:g>
              </table:table-cell>
              <table:table-cell office:value-type="float" office:value="0.219789">
                <text:p>0.219789</text:p>
                <draw:g>
                  <svg:desc>ancygibi_result.B75:ancygibi_result.B99</svg:desc>
                </draw:g>
              </table:table-cell>
              <table:table-cell office:value-type="float" office:value="0.180036">
                <text:p>0.180036</text:p>
                <draw:g>
                  <svg:desc>ancygibi_result.E75:ancygibi_result.E99</svg:desc>
                </draw:g>
              </table:table-cell>
              <table:table-cell office:value-type="float" office:value="0.179199">
                <text:p>0.179199</text:p>
                <draw:g>
                  <svg:desc>ancygibi_result.B104:ancygibi_result.B128</svg:desc>
                </draw:g>
              </table:table-cell>
              <table:table-cell office:value-type="float" office:value="0.410422">
                <text:p>0.410422</text:p>
                <draw:g>
                  <svg:desc>ancygibi_result.H104:ancygibi_result.H12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852">
                <text:p>0.21852</text:p>
              </table:table-cell>
              <table:table-cell office:value-type="float" office:value="0.17978">
                <text:p>0.17978</text:p>
              </table:table-cell>
              <table:table-cell office:value-type="float" office:value="0.178437">
                <text:p>0.178437</text:p>
              </table:table-cell>
              <table:table-cell office:value-type="float" office:value="0.409328">
                <text:p>0.4093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9502">
                <text:p>0.219502</text:p>
              </table:table-cell>
              <table:table-cell office:value-type="float" office:value="0.180125">
                <text:p>0.180125</text:p>
              </table:table-cell>
              <table:table-cell office:value-type="float" office:value="0.179186">
                <text:p>0.179186</text:p>
              </table:table-cell>
              <table:table-cell office:value-type="float" office:value="0.410531">
                <text:p>0.4105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19256">
                <text:p>0.219256</text:p>
              </table:table-cell>
              <table:table-cell office:value-type="float" office:value="0.179888">
                <text:p>0.179888</text:p>
              </table:table-cell>
              <table:table-cell office:value-type="float" office:value="0.178742">
                <text:p>0.178742</text:p>
              </table:table-cell>
              <table:table-cell office:value-type="float" office:value="0.408181">
                <text:p>0.4081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9846">
                <text:p>0.219846</text:p>
              </table:table-cell>
              <table:table-cell office:value-type="float" office:value="0.180214">
                <text:p>0.180214</text:p>
              </table:table-cell>
              <table:table-cell office:value-type="float" office:value="0.17928">
                <text:p>0.17928</text:p>
              </table:table-cell>
              <table:table-cell office:value-type="float" office:value="0.408716">
                <text:p>0.4087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0356">
                <text:p>0.220356</text:p>
              </table:table-cell>
              <table:table-cell office:value-type="float" office:value="0.180772">
                <text:p>0.180772</text:p>
              </table:table-cell>
              <table:table-cell office:value-type="float" office:value="0.180037">
                <text:p>0.180037</text:p>
              </table:table-cell>
              <table:table-cell office:value-type="float" office:value="0.409067">
                <text:p>0.4090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21118">
                <text:p>0.221118</text:p>
              </table:table-cell>
              <table:table-cell office:value-type="float" office:value="0.181397">
                <text:p>0.181397</text:p>
              </table:table-cell>
              <table:table-cell office:value-type="float" office:value="0.180696">
                <text:p>0.180696</text:p>
              </table:table-cell>
              <table:table-cell office:value-type="float" office:value="0.409709">
                <text:p>0.4097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2149">
                <text:p>0.22149</text:p>
              </table:table-cell>
              <table:table-cell office:value-type="float" office:value="0.181039">
                <text:p>0.181039</text:p>
              </table:table-cell>
              <table:table-cell office:value-type="float" office:value="0.180412">
                <text:p>0.180412</text:p>
              </table:table-cell>
              <table:table-cell office:value-type="float" office:value="0.408378">
                <text:p>0.4083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2006">
                <text:p>0.222006</text:p>
              </table:table-cell>
              <table:table-cell office:value-type="float" office:value="0.182198">
                <text:p>0.182198</text:p>
              </table:table-cell>
              <table:table-cell office:value-type="float" office:value="0.181279">
                <text:p>0.181279</text:p>
              </table:table-cell>
              <table:table-cell office:value-type="float" office:value="0.409855">
                <text:p>0.4098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22946">
                <text:p>0.222946</text:p>
              </table:table-cell>
              <table:table-cell office:value-type="float" office:value="0.18162">
                <text:p>0.18162</text:p>
              </table:table-cell>
              <table:table-cell office:value-type="float" office:value="0.18077">
                <text:p>0.18077</text:p>
              </table:table-cell>
              <table:table-cell office:value-type="float" office:value="0.408809">
                <text:p>0.4088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23294">
                <text:p>0.223294</text:p>
              </table:table-cell>
              <table:table-cell office:value-type="float" office:value="0.18277">
                <text:p>0.18277</text:p>
              </table:table-cell>
              <table:table-cell office:value-type="float" office:value="0.181718">
                <text:p>0.181718</text:p>
              </table:table-cell>
              <table:table-cell office:value-type="float" office:value="0.410007">
                <text:p>0.4100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22872">
                <text:p>0.222872</text:p>
              </table:table-cell>
              <table:table-cell office:value-type="float" office:value="0.182309">
                <text:p>0.182309</text:p>
              </table:table-cell>
              <table:table-cell office:value-type="float" office:value="0.181167">
                <text:p>0.181167</text:p>
              </table:table-cell>
              <table:table-cell office:value-type="float" office:value="0.40853">
                <text:p>0.408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4391">
                <text:p>0.224391</text:p>
              </table:table-cell>
              <table:table-cell office:value-type="float" office:value="0.183113">
                <text:p>0.183113</text:p>
              </table:table-cell>
              <table:table-cell office:value-type="float" office:value="0.181704">
                <text:p>0.181704</text:p>
              </table:table-cell>
              <table:table-cell office:value-type="float" office:value="0.409863">
                <text:p>0.40986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24424">
                <text:p>0.224424</text:p>
              </table:table-cell>
              <table:table-cell office:value-type="float" office:value="0.182651">
                <text:p>0.182651</text:p>
              </table:table-cell>
              <table:table-cell office:value-type="float" office:value="0.180942">
                <text:p>0.180942</text:p>
              </table:table-cell>
              <table:table-cell office:value-type="float" office:value="0.408433">
                <text:p>0.4084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25016">
                <text:p>0.225016</text:p>
              </table:table-cell>
              <table:table-cell office:value-type="float" office:value="0.183611">
                <text:p>0.183611</text:p>
              </table:table-cell>
              <table:table-cell office:value-type="float" office:value="0.181743">
                <text:p>0.181743</text:p>
              </table:table-cell>
              <table:table-cell office:value-type="float" office:value="0.410028">
                <text:p>0.4100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25196">
                <text:p>0.225196</text:p>
              </table:table-cell>
              <table:table-cell office:value-type="float" office:value="0.183425">
                <text:p>0.183425</text:p>
              </table:table-cell>
              <table:table-cell office:value-type="float" office:value="0.181074">
                <text:p>0.181074</text:p>
              </table:table-cell>
              <table:table-cell office:value-type="float" office:value="0.408619">
                <text:p>0.408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25499">
                <text:p>0.225499</text:p>
              </table:table-cell>
              <table:table-cell office:value-type="float" office:value="0.183853">
                <text:p>0.183853</text:p>
              </table:table-cell>
              <table:table-cell office:value-type="float" office:value="0.181783">
                <text:p>0.181783</text:p>
              </table:table-cell>
              <table:table-cell office:value-type="float" office:value="0.410031">
                <text:p>0.41003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2593">
                <text:p>0.22593</text:p>
              </table:table-cell>
              <table:table-cell office:value-type="float" office:value="0.183489">
                <text:p>0.183489</text:p>
              </table:table-cell>
              <table:table-cell office:value-type="float" office:value="0.18114">
                <text:p>0.18114</text:p>
              </table:table-cell>
              <table:table-cell office:value-type="float" office:value="0.408958">
                <text:p>0.4089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26495">
                <text:p>0.226495</text:p>
              </table:table-cell>
              <table:table-cell office:value-type="float" office:value="0.183926">
                <text:p>0.183926</text:p>
              </table:table-cell>
              <table:table-cell office:value-type="float" office:value="0.181424">
                <text:p>0.181424</text:p>
              </table:table-cell>
              <table:table-cell office:value-type="float" office:value="0.409524">
                <text:p>0.4095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26346">
                <text:p>0.226346</text:p>
              </table:table-cell>
              <table:table-cell office:value-type="float" office:value="0.183731">
                <text:p>0.183731</text:p>
              </table:table-cell>
              <table:table-cell office:value-type="float" office:value="0.181425">
                <text:p>0.181425</text:p>
              </table:table-cell>
              <table:table-cell office:value-type="float" office:value="0.408902">
                <text:p>0.4089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2634">
                <text:p>0.22634</text:p>
              </table:table-cell>
              <table:table-cell office:value-type="float" office:value="0.184032">
                <text:p>0.184032</text:p>
              </table:table-cell>
              <table:table-cell office:value-type="float" office:value="0.181359">
                <text:p>0.181359</text:p>
              </table:table-cell>
              <table:table-cell office:value-type="float" office:value="0.408796">
                <text:p>0.40879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27436">
                <text:p>0.227436</text:p>
              </table:table-cell>
              <table:table-cell office:value-type="float" office:value="0.184169">
                <text:p>0.184169</text:p>
              </table:table-cell>
              <table:table-cell office:value-type="float" office:value="0.181541">
                <text:p>0.181541</text:p>
              </table:table-cell>
              <table:table-cell office:value-type="float" office:value="0.408893">
                <text:p>0.4088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27748">
                <text:p>0.227748</text:p>
              </table:table-cell>
              <table:table-cell office:value-type="float" office:value="0.184491">
                <text:p>0.184491</text:p>
              </table:table-cell>
              <table:table-cell office:value-type="float" office:value="0.181549">
                <text:p>0.181549</text:p>
              </table:table-cell>
              <table:table-cell office:value-type="float" office:value="0.409435">
                <text:p>0.4094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27941">
                <text:p>0.227941</text:p>
              </table:table-cell>
              <table:table-cell office:value-type="float" office:value="0.183946">
                <text:p>0.183946</text:p>
              </table:table-cell>
              <table:table-cell office:value-type="float" office:value="0.181622">
                <text:p>0.181622</text:p>
              </table:table-cell>
              <table:table-cell office:value-type="float" office:value="0.409638">
                <text:p>0.4096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721">
                <text:p>0.22721</text:p>
              </table:table-cell>
              <table:table-cell office:value-type="float" office:value="0.183688">
                <text:p>0.183688</text:p>
              </table:table-cell>
              <table:table-cell office:value-type="float" office:value="0.181474">
                <text:p>0.181474</text:p>
              </table:table-cell>
              <table:table-cell office:value-type="float" office:value="0.408671">
                <text:p>0.408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14cm" svg:height="10.601cm" xlink:href=".." xlink:type="simple" chart:class="chart:line" chart:style-name="ch1">
        <chart:title svg:x="3.666cm" svg:y="0.202cm" chart:style-name="ch2">
          <text:p>#Group Member vs. CPU Runtime (ms) on machine A</text:p>
        </chart:title>
        <chart:legend chart:legend-position="end" svg:x="2.312cm" svg:y="1.338cm" style:legend-expansion="custom" svg:width="13.293cm" svg:height="0.605cm" style:legend-expansion-aspect-ratio="21.9719008264463" chart:style-name="ch3"/>
        <chart:plot-area chart:style-name="ch4" table:cell-range-address="ancygibi_result.A3:ancygibi_result.A27 ancygibi_result.H1:ancygibi_result.H1 ancygibi_result.H3:ancygibi_result.H27 ancygibi_result.E30:ancygibi_result.E30 ancygibi_result.E32:ancygibi_result.E56" chart:data-source-has-labels="both" svg:x="0.668cm" svg:y="0.753cm" svg:width="17.465cm" svg:height="9.406cm">
          <chart:coordinate-region svg:x="1.395cm" svg:y="0.952cm" svg:width="16.459cm" svg:height="8.56cm"/>
          <chart:axis chart:dimension="x" chart:name="primary-x" chart:style-name="ch5" chartooo:axis-type="auto">
            <chartooo:date-scale/>
            <chart:title svg:x="8.165cm" svg:y="10.041cm" chart:style-name="ch6">
              <text:p>#Group Member</text:p>
            </chart:title>
            <chart:categories table:cell-range-address="ancygibi_result.A3:ancygibi_result.A27"/>
          </chart:axis>
          <chart:axis chart:dimension="y" chart:name="primary-y" chart:style-name="ch5">
            <chart:title svg:x="0cm" svg:y="6.863cm" chart:style-name="ch7">
              <text:p>CPU Runtime (ms)</text:p>
            </chart:title>
            <chart:grid chart:style-name="ch8" chart:class="major"/>
          </chart:axis>
          <chart:series chart:style-name="ch9" chart:values-cell-range-address="ancygibi_result.H3:ancygibi_result.H27" chart:label-cell-address="ancygibi_result.H1:ancygibi_result.H1" chart:class="chart:line">
            <chart:data-point chart:repeated="25"/>
          </chart:series>
          <chart:series chart:style-name="ch10" chart:values-cell-range-address="ancygibi_result.E32:ancygibi_result.E56" chart:label-cell-address="ancygibi_result.E30:ancygibi_result.E30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Extract Phase 2</text:p>
                <draw:g>
                  <svg:desc>ancygibi_result.H1:ancygibi_result.H1</svg:desc>
                </draw:g>
              </table:table-cell>
              <table:table-cell office:value-type="string">
                <text:p>(A) Identification Phase 2</text:p>
                <draw:g>
                  <svg:desc>ancygibi_result.E30:ancygibi_result.E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cygibi_result.A3:ancygibi_result.A27</svg:desc>
                </draw:g>
              </table:table-cell>
              <table:table-cell office:value-type="float" office:value="0.008667">
                <text:p>0.008667</text:p>
                <draw:g>
                  <svg:desc>ancygibi_result.H3:ancygibi_result.H27</svg:desc>
                </draw:g>
              </table:table-cell>
              <table:table-cell office:value-type="float" office:value="0.022351">
                <text:p>0.022351</text:p>
                <draw:g>
                  <svg:desc>ancygibi_result.E32:ancygibi_result.E5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1796">
                <text:p>0.041796</text:p>
              </table:table-cell>
              <table:table-cell office:value-type="float" office:value="0.144019">
                <text:p>0.1440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357">
                <text:p>0.083357</text:p>
              </table:table-cell>
              <table:table-cell office:value-type="float" office:value="0.297848">
                <text:p>0.2978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6264">
                <text:p>0.126264</text:p>
              </table:table-cell>
              <table:table-cell office:value-type="float" office:value="0.453894">
                <text:p>0.4538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7389">
                <text:p>0.167389</text:p>
              </table:table-cell>
              <table:table-cell office:value-type="float" office:value="0.604104">
                <text:p>0.60410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09463">
                <text:p>0.209463</text:p>
              </table:table-cell>
              <table:table-cell office:value-type="float" office:value="0.758612">
                <text:p>0.7586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5174">
                <text:p>0.25174</text:p>
              </table:table-cell>
              <table:table-cell office:value-type="float" office:value="0.9123">
                <text:p>0.91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9163">
                <text:p>0.29163</text:p>
              </table:table-cell>
              <table:table-cell office:value-type="float" office:value="1.062948">
                <text:p>1.0629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6129">
                <text:p>0.336129</text:p>
              </table:table-cell>
              <table:table-cell office:value-type="float" office:value="1.220845">
                <text:p>1.2208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7796">
                <text:p>0.37796</text:p>
              </table:table-cell>
              <table:table-cell office:value-type="float" office:value="1.372207">
                <text:p>1.3722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20506">
                <text:p>0.420506</text:p>
              </table:table-cell>
              <table:table-cell office:value-type="float" office:value="1.525886">
                <text:p>1.5258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61116">
                <text:p>0.461116</text:p>
              </table:table-cell>
              <table:table-cell office:value-type="float" office:value="1.680059">
                <text:p>1.6800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06674">
                <text:p>0.506674</text:p>
              </table:table-cell>
              <table:table-cell office:value-type="float" office:value="1.832671">
                <text:p>1.8326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48313">
                <text:p>0.548313</text:p>
              </table:table-cell>
              <table:table-cell office:value-type="float" office:value="1.990845">
                <text:p>1.9908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86615">
                <text:p>0.586615</text:p>
              </table:table-cell>
              <table:table-cell office:value-type="float" office:value="2.140212">
                <text:p>2.1402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28931">
                <text:p>0.628931</text:p>
              </table:table-cell>
              <table:table-cell office:value-type="float" office:value="2.289781">
                <text:p>2.2897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72278">
                <text:p>0.672278</text:p>
              </table:table-cell>
              <table:table-cell office:value-type="float" office:value="2.448489">
                <text:p>2.44848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13162">
                <text:p>0.713162</text:p>
              </table:table-cell>
              <table:table-cell office:value-type="float" office:value="2.599777">
                <text:p>2.5997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55791">
                <text:p>0.755791</text:p>
              </table:table-cell>
              <table:table-cell office:value-type="float" office:value="2.755096">
                <text:p>2.75509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98546">
                <text:p>0.798546</text:p>
              </table:table-cell>
              <table:table-cell office:value-type="float" office:value="2.913242">
                <text:p>2.9132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42602">
                <text:p>0.842602</text:p>
              </table:table-cell>
              <table:table-cell office:value-type="float" office:value="3.079883">
                <text:p>3.07988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889731">
                <text:p>0.889731</text:p>
              </table:table-cell>
              <table:table-cell office:value-type="float" office:value="3.243633">
                <text:p>3.2436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22287">
                <text:p>0.922287</text:p>
              </table:table-cell>
              <table:table-cell office:value-type="float" office:value="3.364844">
                <text:p>3.36484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66012">
                <text:p>0.966012</text:p>
              </table:table-cell>
              <table:table-cell office:value-type="float" office:value="3.518372">
                <text:p>3.5183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008982">
                <text:p>1.008982</text:p>
              </table:table-cell>
              <table:table-cell office:value-type="float" office:value="3.673682">
                <text:p>3.673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37cm" svg:height="9.566cm" xlink:href=".." xlink:type="simple" chart:class="chart:line" chart:style-name="ch1">
        <chart:title svg:x="3.697cm" svg:y="0.138cm" chart:style-name="ch2">
          <text:p>#Group Member vs. CPU Runtime (ms) on machine B</text:p>
        </chart:title>
        <chart:legend chart:legend-position="end" svg:x="1.529cm" svg:y="1.02cm" style:legend-expansion="custom" svg:width="15.127cm" svg:height="0.546cm" style:legend-expansion-aspect-ratio="27.7051282051282" chart:style-name="ch3"/>
        <chart:plot-area chart:style-name="ch4" table:cell-range-address="ancygibi_result.A3:ancygibi_result.A27 ancygibi_result.H73:ancygibi_result.H73 ancygibi_result.H75:ancygibi_result.H99 ancygibi_result.E102:ancygibi_result.E102 ancygibi_result.E104:ancygibi_result.E128" chart:data-source-has-labels="both" svg:x="0.634cm" svg:y="0.617cm" svg:width="17.215cm" svg:height="8.437cm">
          <chart:coordinate-region svg:x="1.255cm" svg:y="0.816cm" svg:width="16.315cm" svg:height="7.591cm"/>
          <chart:axis chart:dimension="x" chart:name="primary-x" chart:style-name="ch5" chartooo:axis-type="auto">
            <chartooo:date-scale/>
            <chart:title svg:x="8.006cm" svg:y="9.006cm" chart:style-name="ch6">
              <text:p>#Group Member</text:p>
            </chart:title>
            <chart:categories table:cell-range-address="ancygibi_result.A3:ancygibi_result.A27"/>
          </chart:axis>
          <chart:axis chart:dimension="y" chart:name="primary-y" chart:style-name="ch5">
            <chart:title svg:x="0cm" svg:y="6.242cm" chart:style-name="ch7">
              <text:p>CPU Runtime (ms)</text:p>
            </chart:title>
            <chart:grid chart:style-name="ch8" chart:class="major"/>
          </chart:axis>
          <chart:series chart:style-name="ch9" chart:values-cell-range-address="ancygibi_result.H75:ancygibi_result.H99" chart:label-cell-address="ancygibi_result.H73:ancygibi_result.H73" chart:class="chart:line">
            <chart:data-point chart:repeated="25"/>
          </chart:series>
          <chart:series chart:style-name="ch10" chart:values-cell-range-address="ancygibi_result.E104:ancygibi_result.E128" chart:label-cell-address="ancygibi_result.E102:ancygibi_result.E10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Extract Phase 2</text:p>
                <draw:g>
                  <svg:desc>ancygibi_result.H73:ancygibi_result.H73</svg:desc>
                </draw:g>
              </table:table-cell>
              <table:table-cell office:value-type="string">
                <text:p>(B) Identification Phase 2</text:p>
                <draw:g>
                  <svg:desc>ancygibi_result.E102:ancygibi_result.E10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cygibi_result.A3:ancygibi_result.A27</svg:desc>
                </draw:g>
              </table:table-cell>
              <table:table-cell office:value-type="float" office:value="0.175578">
                <text:p>0.175578</text:p>
                <draw:g>
                  <svg:desc>ancygibi_result.H75:ancygibi_result.H99</svg:desc>
                </draw:g>
              </table:table-cell>
              <table:table-cell office:value-type="float" office:value="0.486754">
                <text:p>0.486754</text:p>
                <draw:g>
                  <svg:desc>ancygibi_result.E104:ancygibi_result.E12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72998">
                <text:p>0.872998</text:p>
              </table:table-cell>
              <table:table-cell office:value-type="float" office:value="3.147152">
                <text:p>3.1471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1526">
                <text:p>1.751526</text:p>
              </table:table-cell>
              <table:table-cell office:value-type="float" office:value="6.494625">
                <text:p>6.494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624579">
                <text:p>2.624579</text:p>
              </table:table-cell>
              <table:table-cell office:value-type="float" office:value="9.788929">
                <text:p>9.7889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492512">
                <text:p>3.492512</text:p>
              </table:table-cell>
              <table:table-cell office:value-type="float" office:value="13.121899">
                <text:p>13.1218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367675">
                <text:p>4.367675</text:p>
              </table:table-cell>
              <table:table-cell office:value-type="float" office:value="16.468651">
                <text:p>16.4686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248204">
                <text:p>5.248204</text:p>
              </table:table-cell>
              <table:table-cell office:value-type="float" office:value="19.815378">
                <text:p>19.81537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114829">
                <text:p>6.114829</text:p>
              </table:table-cell>
              <table:table-cell office:value-type="float" office:value="23.084213">
                <text:p>23.0842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997895">
                <text:p>6.997895</text:p>
              </table:table-cell>
              <table:table-cell office:value-type="float" office:value="26.484671">
                <text:p>26.4846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.852045">
                <text:p>7.852045</text:p>
              </table:table-cell>
              <table:table-cell office:value-type="float" office:value="29.737408">
                <text:p>29.7374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757648">
                <text:p>8.757648</text:p>
              </table:table-cell>
              <table:table-cell office:value-type="float" office:value="33.15702">
                <text:p>33.157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.597404">
                <text:p>9.597404</text:p>
              </table:table-cell>
              <table:table-cell office:value-type="float" office:value="36.377723">
                <text:p>36.3777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504806">
                <text:p>10.504806</text:p>
              </table:table-cell>
              <table:table-cell office:value-type="float" office:value="39.813096">
                <text:p>39.8130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349377">
                <text:p>11.349377</text:p>
              </table:table-cell>
              <table:table-cell office:value-type="float" office:value="43.029434">
                <text:p>43.0294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.245822">
                <text:p>12.245822</text:p>
              </table:table-cell>
              <table:table-cell office:value-type="float" office:value="46.490895">
                <text:p>46.49089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.082488">
                <text:p>13.082488</text:p>
              </table:table-cell>
              <table:table-cell office:value-type="float" office:value="49.658938">
                <text:p>49.6589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994661">
                <text:p>13.994661</text:p>
              </table:table-cell>
              <table:table-cell office:value-type="float" office:value="53.151858">
                <text:p>53.15185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.822185">
                <text:p>14.822185</text:p>
              </table:table-cell>
              <table:table-cell office:value-type="float" office:value="56.316508">
                <text:p>56.3165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.713061">
                <text:p>15.713061</text:p>
              </table:table-cell>
              <table:table-cell office:value-type="float" office:value="59.711068">
                <text:p>59.7110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.575114">
                <text:p>16.575114</text:p>
              </table:table-cell>
              <table:table-cell office:value-type="float" office:value="62.993761">
                <text:p>62.993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452139">
                <text:p>17.452139</text:p>
              </table:table-cell>
              <table:table-cell office:value-type="float" office:value="66.292334">
                <text:p>66.2923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8.325758">
                <text:p>18.325758</text:p>
              </table:table-cell>
              <table:table-cell office:value-type="float" office:value="69.629469">
                <text:p>69.62946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.228456">
                <text:p>19.228456</text:p>
              </table:table-cell>
              <table:table-cell office:value-type="float" office:value="73.076093">
                <text:p>73.07609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0.081615">
                <text:p>20.081615</text:p>
              </table:table-cell>
              <table:table-cell office:value-type="float" office:value="76.339426">
                <text:p>76.3394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.918607">
                <text:p>20.918607</text:p>
              </table:table-cell>
              <table:table-cell office:value-type="float" office:value="79.564212">
                <text:p>79.5642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59cm" svg:height="10.429cm" xlink:href=".." xlink:type="simple" chart:class="chart:line" chart:style-name="ch1">
        <chart:title svg:x="4.427cm" svg:y="0.281cm" chart:style-name="ch2">
          <text:p>#Group Member vs. Total Heap Usage (bytes)</text:p>
        </chart:title>
        <chart:legend chart:legend-position="end" svg:x="2.618cm" svg:y="1.554cm" style:legend-expansion="custom" svg:width="5.57cm" svg:height="2.511cm" style:legend-expansion-aspect-ratio="2.21823974512147" chart:style-name="ch3"/>
        <chart:plot-area chart:style-name="ch4" table:cell-range-address="ancygibi_result.A3:ancygibi_result.A27 ancygibi_result.B133:ancygibi_result.B158 ancygibi_result.E133:ancygibi_result.E158" chart:data-source-has-labels="both" svg:x="0.999cm" svg:y="1.391cm" svg:width="16.641cm" svg:height="8.214cm">
          <chart:coordinate-region svg:x="2.176cm" svg:y="1.59cm" svg:width="15.184cm" svg:height="7.368cm"/>
          <chart:axis chart:dimension="x" chart:name="primary-x" chart:style-name="ch5" chartooo:axis-type="auto">
            <chartooo:date-scale/>
            <chart:title svg:x="8.084cm" svg:y="9.813cm" chart:style-name="ch6">
              <text:p>#Group Member</text:p>
            </chart:title>
            <chart:categories table:cell-range-address="ancygibi_result.A3:ancygibi_result.A27"/>
          </chart:axis>
          <chart:axis chart:dimension="y" chart:name="primary-y" chart:style-name="ch5">
            <chart:title svg:x="0.086cm" svg:y="7.394cm" chart:style-name="ch7">
              <text:p>Total Heap Usage (bytes)</text:p>
            </chart:title>
            <chart:grid chart:style-name="ch8" chart:class="major"/>
          </chart:axis>
          <chart:series chart:style-name="ch9" chart:values-cell-range-address="ancygibi_result.B134:ancygibi_result.B158" chart:label-cell-address="ancygibi_result.B133:ancygibi_result.B133" chart:class="chart:line">
            <chart:data-point chart:repeated="25"/>
          </chart:series>
          <chart:series chart:style-name="ch10" chart:values-cell-range-address="ancygibi_result.E134:ancygibi_result.E158" chart:label-cell-address="ancygibi_result.E133:ancygibi_result.E13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Heap Usage Total (bytes)</text:p>
                <draw:g>
                  <svg:desc>ancygibi_result.B133:ancygibi_result.B133</svg:desc>
                </draw:g>
              </table:table-cell>
              <table:table-cell office:value-type="string">
                <text:p>B Heap Usage Total (bytes)</text:p>
                <draw:g>
                  <svg:desc>ancygibi_result.E133:ancygibi_result.E1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cygibi_result.A3:ancygibi_result.A27</svg:desc>
                </draw:g>
              </table:table-cell>
              <table:table-cell office:value-type="float" office:value="11708">
                <text:p>11708</text:p>
                <draw:g>
                  <svg:desc>ancygibi_result.B134:ancygibi_result.B158</svg:desc>
                </draw:g>
              </table:table-cell>
              <table:table-cell office:value-type="float" office:value="11090">
                <text:p>11090</text:p>
                <draw:g>
                  <svg:desc>ancygibi_result.E134:ancygibi_result.E15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80">
                <text:p>13180</text:p>
              </table:table-cell>
              <table:table-cell office:value-type="float" office:value="12468">
                <text:p>124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20">
                <text:p>15020</text:p>
              </table:table-cell>
              <table:table-cell office:value-type="float" office:value="14028">
                <text:p>140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642">
                <text:p>16642</text:p>
              </table:table-cell>
              <table:table-cell office:value-type="float" office:value="15588">
                <text:p>155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700">
                <text:p>18700</text:p>
              </table:table-cell>
              <table:table-cell office:value-type="float" office:value="17148">
                <text:p>171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540">
                <text:p>20540</text:p>
              </table:table-cell>
              <table:table-cell office:value-type="float" office:value="18576">
                <text:p>185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218">
                <text:p>22218</text:p>
              </table:table-cell>
              <table:table-cell office:value-type="float" office:value="20268">
                <text:p>2026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4220">
                <text:p>24220</text:p>
              </table:table-cell>
              <table:table-cell office:value-type="float" office:value="21828">
                <text:p>218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060">
                <text:p>26060</text:p>
              </table:table-cell>
              <table:table-cell office:value-type="float" office:value="23388">
                <text:p>233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7668">
                <text:p>27668</text:p>
              </table:table-cell>
              <table:table-cell office:value-type="float" office:value="24948">
                <text:p>249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740">
                <text:p>29740</text:p>
              </table:table-cell>
              <table:table-cell office:value-type="float" office:value="26508">
                <text:p>265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1546">
                <text:p>31546</text:p>
              </table:table-cell>
              <table:table-cell office:value-type="float" office:value="28068">
                <text:p>280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420">
                <text:p>33420</text:p>
              </table:table-cell>
              <table:table-cell office:value-type="float" office:value="29524">
                <text:p>295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5260">
                <text:p>35260</text:p>
              </table:table-cell>
              <table:table-cell office:value-type="float" office:value="31188">
                <text:p>311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958">
                <text:p>36958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8940">
                <text:p>38940</text:p>
              </table:table-cell>
              <table:table-cell office:value-type="float" office:value="34308">
                <text:p>343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658">
                <text:p>40658</text:p>
              </table:table-cell>
              <table:table-cell office:value-type="float" office:value="35868">
                <text:p>3586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2530">
                <text:p>42530</text:p>
              </table:table-cell>
              <table:table-cell office:value-type="float" office:value="37330">
                <text:p>373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4460">
                <text:p>44460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6162">
                <text:p>46162</text:p>
              </table:table-cell>
              <table:table-cell office:value-type="float" office:value="40548">
                <text:p>405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140">
                <text:p>48140</text:p>
              </table:table-cell>
              <table:table-cell office:value-type="float" office:value="41860">
                <text:p>4186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9822">
                <text:p>49822</text:p>
              </table:table-cell>
              <table:table-cell office:value-type="float" office:value="43668">
                <text:p>436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1820">
                <text:p>51820</text:p>
              </table:table-cell>
              <table:table-cell office:value-type="float" office:value="45228">
                <text:p>4522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3580">
                <text:p>53580</text:p>
              </table:table-cell>
              <table:table-cell office:value-type="float" office:value="46788">
                <text:p>467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5370">
                <text:p>55370</text:p>
              </table:table-cell>
              <table:table-cell office:value-type="float" office:value="48134">
                <text:p>481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55cm" svg:height="11.372cm" xlink:href=".." xlink:type="simple" chart:class="chart:line" chart:style-name="ch1">
        <chart:title svg:x="4.827cm" svg:y="0.309cm" chart:style-name="ch2">
          <text:p>#Group Member vs. #Memory Allocations</text:p>
        </chart:title>
        <chart:legend chart:legend-position="end" svg:x="2.855cm" svg:y="1.695cm" style:legend-expansion="custom" svg:width="6.074cm" svg:height="2.738cm" style:legend-expansion-aspect-ratio="2.21840759678598" chart:style-name="ch3"/>
        <chart:plot-area chart:style-name="ch4" table:cell-range-address="ancygibi_result.A3:ancygibi_result.A27 ancygibi_result.C133:ancygibi_result.C158 ancygibi_result.F133:ancygibi_result.F158" chart:data-source-has-labels="both" svg:x="1.382cm" svg:y="1.536cm" svg:width="17.706cm" svg:height="8.705cm">
          <chart:coordinate-region svg:x="2.374cm" svg:y="1.735cm" svg:width="16.434cm" svg:height="7.859cm"/>
          <chart:axis chart:dimension="x" chart:name="primary-x" chart:style-name="ch5" chartooo:axis-type="auto">
            <chartooo:date-scale/>
            <chart:title svg:x="9cm" svg:y="10.468cm" chart:style-name="ch6">
              <text:p>#Group Member</text:p>
            </chart:title>
            <chart:categories table:cell-range-address="ancygibi_result.A3:ancygibi_result.A27"/>
          </chart:axis>
          <chart:axis chart:dimension="y" chart:name="primary-y" chart:style-name="ch5">
            <chart:title svg:x="0.437cm" svg:y="7.784cm" chart:style-name="ch7">
              <text:p>Total Heap Usage (bytes)</text:p>
            </chart:title>
            <chart:grid chart:style-name="ch8" chart:class="major"/>
          </chart:axis>
          <chart:series chart:style-name="ch9" chart:values-cell-range-address="ancygibi_result.C134:ancygibi_result.C158" chart:label-cell-address="ancygibi_result.C133:ancygibi_result.C133" chart:class="chart:line">
            <chart:data-point chart:repeated="25"/>
          </chart:series>
          <chart:series chart:style-name="ch10" chart:values-cell-range-address="ancygibi_result.F134:ancygibi_result.F158" chart:label-cell-address="ancygibi_result.F133:ancygibi_result.F13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#Allocs</text:p>
                <draw:g>
                  <svg:desc>ancygibi_result.C133:ancygibi_result.C133</svg:desc>
                </draw:g>
              </table:table-cell>
              <table:table-cell office:value-type="string">
                <text:p>B # Allocs</text:p>
                <draw:g>
                  <svg:desc>ancygibi_result.F133:ancygibi_result.F1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cygibi_result.A3:ancygibi_result.A27</svg:desc>
                </draw:g>
              </table:table-cell>
              <table:table-cell office:value-type="float" office:value="47">
                <text:p>47</text:p>
                <draw:g>
                  <svg:desc>ancygibi_result.C134:ancygibi_result.C158</svg:desc>
                </draw:g>
              </table:table-cell>
              <table:table-cell office:value-type="float" office:value="47">
                <text:p>47</text:p>
                <draw:g>
                  <svg:desc>ancygibi_result.F134:ancygibi_result.F15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95">
                <text:p>69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15">
                <text:p>81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75">
                <text:p>87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95">
                <text:p>99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55">
                <text:p>105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15">
                <text:p>111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55">
                <text:p>135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15">
                <text:p>1415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75">
                <text:p>1475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